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0000000036B000001059F0E06D2CE8DB07F.png" manifest:media-type="image/png"/>
  <manifest:file-entry manifest:full-path="Pictures/10000201000003BC00000392536F498B3BB558CB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5440000018880051AACA63EC03B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5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6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19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0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1" style:family="paragraph" style:parent-style-name="Обычный">
      <style:paragraph-properties fo:margin-top="0cm" fo:margin-bottom="0.176cm" loext:contextual-spacing="false"/>
    </style:style>
    <style:style style:name="P122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3" style:family="paragraph" style:parent-style-name="Обычный_20__28_веб_29_">
      <style:paragraph-properties style:line-height-at-least="0.55cm"/>
    </style:style>
    <style:style style:name="P124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2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3" style:family="paragraph" style:parent-style-name="Preformatted_20_Text">
      <style:paragraph-properties fo:margin-top="0cm" fo:margin-bottom="0.499cm" loext:contextual-spacing="false"/>
    </style:style>
    <style:style style:name="P13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5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7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84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86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87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8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89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0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91" style:family="paragraph" style:parent-style-name="Standard" style:list-style-name="L9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92" style:family="paragraph" style:parent-style-name="Heading_20_1">
      <style:paragraph-properties fo:line-height="115%" fo:text-align="center" style:justify-single-word="false"/>
    </style:style>
    <style:style style:name="P293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94" style:family="paragraph" style:parent-style-name="Heading_20_3">
      <style:paragraph-properties fo:line-height="115%"/>
    </style:style>
    <style:style style:name="P295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96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97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98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99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00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301" style:family="paragraph" style:parent-style-name="Обычный" style:list-style-name="L3">
      <style:paragraph-properties fo:margin-top="0.176cm" fo:margin-bottom="0.176cm" loext:contextual-spacing="false"/>
    </style:style>
    <style:style style:name="P302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3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304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05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306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07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308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09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10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11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1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31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3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7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7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7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7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78" style:family="text">
      <style:text-properties fo:color="#000000" style:font-name="JetBrains Mono" fo:font-size="10pt" fo:font-style="normal" style:font-size-asian="10pt" style:font-style-asian="normal"/>
    </style:style>
    <style:style style:name="T79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8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82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84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85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6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7" style:family="text">
      <style:text-properties fo:color="#000080" style:font-name="Menlo" fo:font-weight="bold" style:font-weight-asian="bold" style:font-name-complex="Menlo" style:font-weight-complex="bold"/>
    </style:style>
    <style:style style:name="T88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9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0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91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92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93" style:family="text">
      <style:text-properties fo:color="#000080" style:font-name="JetBrains Mono" fo:font-size="10pt" style:font-size-asian="10pt"/>
    </style:style>
    <style:style style:name="T94" style:family="text">
      <style:text-properties fo:color="#000080" style:font-name="JetBrains Mono" fo:font-size="10pt" fo:font-style="normal" style:font-size-asian="10pt" style:font-style-asian="normal"/>
    </style:style>
    <style:style style:name="T95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6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7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8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9" style:family="text">
      <style:text-properties fo:color="#008080" style:font-name="Menlo" fo:font-weight="bold" style:font-weight-asian="bold" style:font-name-complex="Menlo" style:font-weight-complex="bold"/>
    </style:style>
    <style:style style:name="T100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101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102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103" style:family="text">
      <style:text-properties fo:color="#008080" fo:font-style="normal" fo:font-weight="bold" style:font-style-asian="normal" style:font-weight-asian="bold"/>
    </style:style>
    <style:style style:name="T104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5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6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7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8" style:family="text">
      <style:text-properties fo:color="#008080" fo:font-weight="bold" style:font-weight-asian="bold"/>
    </style:style>
    <style:style style:name="T109" style:family="text">
      <style:text-properties fo:color="#008080" fo:font-weight="bold" style:font-weight-asian="bold" style:font-style-complex="normal"/>
    </style:style>
    <style:style style:name="T110" style:family="text">
      <style:text-properties fo:color="#008080" fo:font-weight="bold" officeooo:rsid="000e9ae7" style:font-weight-asian="bold"/>
    </style:style>
    <style:style style:name="T111" style:family="text">
      <style:text-properties fo:color="#008080" style:font-name="JetBrains Mono" fo:font-size="10pt" fo:font-weight="bold" style:font-size-asian="10pt" style:font-weight-asian="bold"/>
    </style:style>
    <style:style style:name="T112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13" style:family="text">
      <style:text-properties fo:color="#008080" style:font-name="JetBrains Mono" fo:font-size="10pt" fo:font-style="normal" style:font-size-asian="10pt" style:font-style-asian="normal"/>
    </style:style>
    <style:style style:name="T114" style:family="text">
      <style:text-properties fo:color="#008080" style:font-name="JetBrains Mono" fo:font-size="10pt" style:font-size-asian="10pt"/>
    </style:style>
    <style:style style:name="T115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6" style:family="text">
      <style:text-properties fo:color="#660099" style:font-name="Menlo" fo:language="en" fo:country="US" style:font-name-complex="Menlo"/>
    </style:style>
    <style:style style:name="T117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8" style:family="text">
      <style:text-properties fo:color="#660099" fo:font-style="normal" fo:font-weight="normal" style:font-style-asian="normal" style:font-weight-asian="normal"/>
    </style:style>
    <style:style style:name="T119" style:family="text">
      <style:text-properties fo:color="#660099" officeooo:rsid="000e9ae7"/>
    </style:style>
    <style:style style:name="T120" style:family="text">
      <style:text-properties fo:color="#660099" style:font-name="JetBrains Mono" fo:font-size="10pt" style:font-size-asian="10pt"/>
    </style:style>
    <style:style style:name="T121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22" style:family="text">
      <style:text-properties fo:color="#660099" style:font-name="JetBrains Mono" fo:font-size="10pt" fo:font-style="normal" style:font-size-asian="10pt" style:font-style-asian="normal"/>
    </style:style>
    <style:style style:name="T123" style:family="text">
      <style:text-properties fo:color="#660099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5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26" style:family="text">
      <style:text-properties fo:color="#808080" style:font-name="Menlo" fo:language="en" fo:country="US" style:font-name-complex="Menlo"/>
    </style:style>
    <style:style style:name="T127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8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29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30" style:family="text">
      <style:text-properties fo:color="#808080" style:font-name="JetBrains Mono" fo:font-size="10pt" style:font-size-asian="10pt"/>
    </style:style>
    <style:style style:name="T131" style:family="text">
      <style:text-properties fo:color="#808080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32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33" style:family="text">
      <style:text-properties style:font-name="Calibri Light" fo:font-weight="bold" style:font-weight-asian="bold" style:font-name-complex="Calibri Light"/>
    </style:style>
    <style:style style:name="T134" style:family="text">
      <style:text-properties style:font-name="Calibri Light" fo:language="en" fo:country="US" fo:font-weight="bold" style:font-weight-asian="bold" style:font-name-complex="Calibri Light"/>
    </style:style>
    <style:style style:name="T135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36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7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8" style:family="text">
      <style:text-properties fo:color="#0000ff" style:font-name="Menlo" fo:font-size="10pt" style:font-size-asian="10pt" style:font-name-complex="Menlo" style:font-size-complex="10pt"/>
    </style:style>
    <style:style style:name="T139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0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41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2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43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44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45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46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7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48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49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50" style:family="text">
      <style:text-properties fo:color="#94558d" style:font-name="Menlo" fo:font-size="10pt" style:font-size-asian="10pt" style:font-name-complex="Menlo" style:font-size-complex="10pt"/>
    </style:style>
    <style:style style:name="T151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52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53" style:family="text">
      <style:text-properties fo:color="#94558d" fo:font-style="normal" fo:font-weight="normal" style:font-style-asian="normal" style:font-weight-asian="normal"/>
    </style:style>
    <style:style style:name="T154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55" style:family="text">
      <style:text-properties fo:color="#94558d" style:font-name="JetBrains Mono" fo:font-size="10pt" style:font-size-asian="10pt"/>
    </style:style>
    <style:style style:name="T156" style:family="text">
      <style:text-properties fo:color="#94558d" style:font-name="JetBrains Mono" fo:font-size="10pt" fo:font-style="normal" style:font-size-asian="10pt" style:font-style-asian="normal"/>
    </style:style>
    <style:style style:name="T157" style:family="text">
      <style:text-properties fo:color="#111111" style:font-name="Arial" fo:font-size="11.5pt" style:font-size-asian="11.5pt" style:font-name-complex="Arial" style:font-size-complex="11.5pt"/>
    </style:style>
    <style:style style:name="T158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59" style:family="text">
      <style:text-properties fo:color="#234f32" style:font-name="Courier New" fo:font-size="10pt" style:font-size-asian="10pt" style:font-name-complex="Courier New" style:font-size-complex="10pt"/>
    </style:style>
    <style:style style:name="T160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61" style:family="text">
      <style:text-properties fo:color="#234f32" style:font-name="Calibri1" style:font-name-complex="Calibri1"/>
    </style:style>
    <style:style style:name="T162" style:family="text">
      <style:text-properties fo:language="en" fo:country="US"/>
    </style:style>
    <style:style style:name="T163" style:family="text">
      <style:text-properties fo:language="en" fo:country="US" fo:font-weight="bold" style:font-weight-asian="bold"/>
    </style:style>
    <style:style style:name="T164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65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66" style:family="text">
      <style:text-properties fo:color="#139fd7" style:font-name="Arial" fo:font-size="10.5pt" style:font-size-asian="10.5pt" style:font-name-complex="Arial" style:font-size-complex="10.5pt"/>
    </style:style>
    <style:style style:name="T167" style:family="text">
      <style:text-properties fo:color="#bd2130" style:font-name="Calibri1" fo:font-size="10pt" style:font-size-asian="10pt" style:font-name-complex="Calibri1" style:font-size-complex="10pt"/>
    </style:style>
    <style:style style:name="T168" style:family="text">
      <style:text-properties fo:color="#bd2130" style:font-name="Calibri1" style:font-name-complex="Calibri1"/>
    </style:style>
    <style:style style:name="T169" style:family="text">
      <style:text-properties fo:color="#212529" style:font-name="Calibri1" style:font-name-complex="Calibri1"/>
    </style:style>
    <style:style style:name="T170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71" style:family="text">
      <style:text-properties style:font-name="Calibri1" fo:font-size="12pt" fo:language="en" fo:country="US" style:font-size-asian="12pt" style:font-name-complex="Calibri1" style:font-size-complex="12pt"/>
    </style:style>
    <style:style style:name="T172" style:family="text">
      <style:text-properties style:font-name="Calibri1"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73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74" style:family="text">
      <style:text-properties style:font-name="Calibri1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175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76" style:family="text">
      <style:text-properties style:font-name="Calibri1" fo:language="en" fo:country="US" style:font-name-complex="Calibri1"/>
    </style:style>
    <style:style style:name="T177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78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79" style:family="text">
      <style:text-properties style:font-name="Calibri1" fo:font-size="14pt" fo:language="en" fo:country="US" style:font-size-asian="14pt" style:font-name-complex="Calibri1" style:font-size-complex="14pt"/>
    </style:style>
    <style:style style:name="T180" style:family="text">
      <style:text-properties style:font-name="Calibri1" style:font-name-complex="Calibri1"/>
    </style:style>
    <style:style style:name="T181" style:family="text">
      <style:text-properties fo:color="#bb8844" fo:font-size="12pt" fo:language="en" fo:country="US" style:font-size-asian="12pt" style:font-size-complex="12pt"/>
    </style:style>
    <style:style style:name="T182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83" style:family="text">
      <style:text-properties fo:color="#2b91af" style:font-name="inherit" fo:language="en" fo:country="US" style:font-name-complex="Consolas"/>
    </style:style>
    <style:style style:name="T184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85" style:family="text">
      <style:text-properties style:font-name="inherit" fo:language="en" fo:country="US" style:font-name-complex="Consolas"/>
    </style:style>
    <style:style style:name="T186" style:family="text">
      <style:text-properties style:font-name="inherit" fo:font-size="10pt" fo:language="en" fo:country="US" style:font-size-asian="10pt" style:font-name-complex="Consolas" style:font-size-complex="10pt"/>
    </style:style>
    <style:style style:name="T187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color="#333333" style:font-name="Arial" fo:letter-spacing="-0.002cm" fo:background-color="#ffffff" loext:char-shading-value="0" style:font-name-complex="Arial"/>
    </style:style>
    <style:style style:name="T190" style:family="text">
      <style:text-properties fo:color="#333333" style:font-name="Arial" fo:letter-spacing="-0.002cm" style:font-name-complex="Arial"/>
    </style:style>
    <style:style style:name="T191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92" style:family="text">
      <style:text-properties fo:color="#333333" style:font-name="Consolas" fo:letter-spacing="-0.002cm" fo:language="en" fo:country="US" style:font-name-complex="Consolas"/>
    </style:style>
    <style:style style:name="T193" style:family="text">
      <style:text-properties fo:color="#333333" style:font-name="Consolas" fo:letter-spacing="-0.002cm" style:font-name-complex="Consolas"/>
    </style:style>
    <style:style style:name="T194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95" style:family="text">
      <style:text-properties fo:color="#333333" style:font-name="Palatino" fo:letter-spacing="-0.002cm" fo:font-weight="bold" style:font-weight-asian="bold" style:font-weight-complex="bold"/>
    </style:style>
    <style:style style:name="T196" style:family="text">
      <style:text-properties fo:color="#333333" style:font-name="Palatino" fo:letter-spacing="-0.002cm" fo:background-color="#fff3d4" loext:char-shading-value="0"/>
    </style:style>
    <style:style style:name="T197" style:family="text">
      <style:text-properties fo:color="#3d7e9a" style:font-name="Arial" fo:letter-spacing="-0.002cm" style:font-name-complex="Arial"/>
    </style:style>
    <style:style style:name="T198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9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200" style:family="text">
      <style:text-properties fo:color="#dd4a68" style:font-name="Consolas" fo:letter-spacing="-0.002cm" style:font-name-complex="Consolas"/>
    </style:style>
    <style:style style:name="T201" style:family="text">
      <style:text-properties fo:color="#dd4a68" style:font-name="Consolas" fo:letter-spacing="-0.002cm" fo:language="en" fo:country="US" style:font-name-complex="Consolas"/>
    </style:style>
    <style:style style:name="T202" style:family="text">
      <style:text-properties fo:color="#990055" style:font-name="Consolas" fo:letter-spacing="-0.002cm" fo:language="en" fo:country="US" style:font-name-complex="Consolas"/>
    </style:style>
    <style:style style:name="T203" style:family="text">
      <style:text-properties fo:color="#708090" style:font-name="Consolas" fo:letter-spacing="-0.002cm" fo:language="en" fo:country="US" style:font-name-complex="Consolas"/>
    </style:style>
    <style:style style:name="T204" style:family="text">
      <style:text-properties fo:color="#444444" style:font-name="Calibri1" fo:background-color="#ffffff" loext:char-shading-value="0" style:font-name-complex="Calibri1"/>
    </style:style>
    <style:style style:name="T205" style:family="text">
      <style:text-properties fo:color="#444444" style:font-name="Calibri1" fo:font-style="italic" style:font-style-asian="italic" style:font-name-complex="Calibri1" style:font-style-complex="italic"/>
    </style:style>
    <style:style style:name="T206" style:family="text">
      <style:text-properties fo:color="#444444" style:font-name="Calibri1" style:font-name-complex="Calibri1"/>
    </style:style>
    <style:style style:name="T207" style:family="text">
      <style:text-properties fo:color="#444444" style:font-name="Calibri1" fo:font-weight="bold" style:font-weight-asian="bold" style:font-name-complex="Calibri1" style:font-weight-complex="bold"/>
    </style:style>
    <style:style style:name="T208" style:family="text">
      <style:text-properties fo:color="#0033b3"/>
    </style:style>
    <style:style style:name="T209" style:family="text">
      <style:text-properties fo:color="#0033b3" fo:font-style="normal" style:font-style-asian="normal"/>
    </style:style>
    <style:style style:name="T210" style:family="text">
      <style:text-properties fo:color="#0033b3" fo:font-style="normal" fo:font-weight="normal" style:font-style-asian="normal" style:font-weight-asian="normal"/>
    </style:style>
    <style:style style:name="T211" style:family="text">
      <style:text-properties fo:color="#0033b3" fo:font-style="normal" fo:font-weight="normal" style:font-style-asian="normal" style:font-weight-asian="normal" style:font-style-complex="normal"/>
    </style:style>
    <style:style style:name="T212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3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4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5" style:family="text">
      <style:text-properties fo:color="#0033b3" officeooo:rsid="000e9ae7"/>
    </style:style>
    <style:style style:name="T216" style:family="text">
      <style:text-properties fo:color="#0033b3" style:font-name="JetBrains Mono"/>
    </style:style>
    <style:style style:name="T217" style:family="text">
      <style:text-properties fo:color="#0033b3" style:font-name="JetBrains Mono" fo:font-size="10pt" style:font-size-asian="10pt"/>
    </style:style>
    <style:style style:name="T218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9" style:family="text">
      <style:text-properties fo:color="#0033b3" style:font-name="JetBrains Mono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20" style:family="text">
      <style:text-properties fo:color="#0033b3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21" style:family="text">
      <style:text-properties fo:color="#0033b3" style:font-name="JetBrains Mono" fo:font-size="10pt" fo:font-style="normal" style:font-size-asian="10pt" style:font-style-asian="normal"/>
    </style:style>
    <style:style style:name="T222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23" style:family="text">
      <style:text-properties fo:color="#0033b3" style:font-name="JetBrains Mono" fo:font-size="10pt" fo:font-weight="normal" style:font-size-asian="10pt" style:font-weight-asian="normal"/>
    </style:style>
    <style:style style:name="T224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25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26" style:family="text">
      <style:text-properties fo:color="#080808"/>
    </style:style>
    <style:style style:name="T227" style:family="text">
      <style:text-properties fo:color="#080808" fo:font-style="normal" style:font-style-asian="normal"/>
    </style:style>
    <style:style style:name="T228" style:family="text">
      <style:text-properties fo:color="#080808" fo:font-style="normal" officeooo:rsid="0064ae62" style:font-style-asian="normal"/>
    </style:style>
    <style:style style:name="T229" style:family="text">
      <style:text-properties fo:color="#080808" fo:font-style="normal" fo:font-weight="normal" style:font-style-asian="normal" style:font-weight-asian="normal"/>
    </style:style>
    <style:style style:name="T230" style:family="text">
      <style:text-properties fo:color="#080808" fo:font-style="normal" fo:font-weight="bold" style:font-style-asian="normal" style:font-weight-asian="bold" style:font-weight-complex="bold"/>
    </style:style>
    <style:style style:name="T231" style:family="text">
      <style:text-properties fo:color="#080808" fo:font-style="normal" style:font-size-asian="12pt" style:font-style-asian="normal"/>
    </style:style>
    <style:style style:name="T232" style:family="text">
      <style:text-properties fo:color="#080808" fo:font-style="normal" officeooo:rsid="0064ae62" style:font-size-asian="12pt" style:font-style-asian="normal"/>
    </style:style>
    <style:style style:name="T23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35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36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37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38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9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0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41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42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3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44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45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46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47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080808" style:font-name="JetBrains Mono"/>
    </style:style>
    <style:style style:name="T249" style:family="text">
      <style:text-properties fo:color="#080808" style:font-name="JetBrains Mono" fo:font-size="10pt" style:font-size-asian="10pt"/>
    </style:style>
    <style:style style:name="T250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1" style:family="text">
      <style:text-properties fo:color="#080808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2" style:family="text">
      <style:text-properties fo:color="#080808" style:font-name="JetBrains Mono" fo:font-size="10pt" fo:language="en" fo:country="US" fo:font-style="normal" style:font-size-asian="10pt" style:font-style-asian="normal" style:font-name-complex="Calibri1" style:font-style-complex="normal"/>
    </style:style>
    <style:style style:name="T253" style:family="text">
      <style:text-properties fo:color="#080808" style:font-name="JetBrains Mono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54" style:family="text">
      <style:text-properties fo:color="#080808" style:font-name="JetBrains Mono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5" style:family="text">
      <style:text-properties fo:color="#080808" style:font-name="JetBrains Mono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56" style:family="text">
      <style:text-properties fo:color="#080808" style:font-name="JetBrains Mono" fo:font-size="10pt" fo:font-style="normal" style:font-size-asian="10pt" style:font-style-asian="normal"/>
    </style:style>
    <style:style style:name="T257" style:family="text">
      <style:text-properties fo:color="#080808" style:font-name="JetBrains Mono" fo:font-size="10pt" fo:font-style="normal" officeooo:rsid="0064ae62" style:font-size-asian="10pt" style:font-style-asian="normal"/>
    </style:style>
    <style:style style:name="T258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59" style:family="text">
      <style:text-properties fo:color="#080808" style:font-name="JetBrains Mono" fo:font-size="10pt" fo:font-weight="normal" style:font-size-asian="10pt" style:font-weight-asian="normal"/>
    </style:style>
    <style:style style:name="T260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61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62" style:family="text">
      <style:text-properties fo:color="#8c8c8c" fo:font-style="italic" style:font-style-asian="italic"/>
    </style:style>
    <style:style style:name="T263" style:family="text">
      <style:text-properties fo:color="#8c8c8c" fo:font-style="italic" fo:font-weight="normal" style:font-style-asian="italic" style:font-weight-asian="normal"/>
    </style:style>
    <style:style style:name="T264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65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66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67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68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69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0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1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2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73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74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75" style:family="text">
      <style:text-properties fo:color="#8c8c8c" fo:font-style="normal" style:font-style-asian="normal" style:font-style-complex="normal"/>
    </style:style>
    <style:style style:name="T276" style:family="text">
      <style:text-properties fo:color="#8c8c8c" fo:font-style="normal" officeooo:rsid="00110012" style:font-style-asian="normal" style:font-style-complex="normal"/>
    </style:style>
    <style:style style:name="T277" style:family="text">
      <style:text-properties fo:color="#8c8c8c" fo:font-style="normal" officeooo:rsid="0016282a" style:font-style-asian="normal" style:font-style-complex="normal"/>
    </style:style>
    <style:style style:name="T278" style:family="text">
      <style:text-properties fo:color="#8c8c8c" fo:font-style="normal" fo:font-weight="normal" style:font-style-asian="normal" style:font-weight-asian="normal" style:font-style-complex="normal"/>
    </style:style>
    <style:style style:name="T279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80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81" style:family="text">
      <style:text-properties fo:color="#8c8c8c" style:font-style-complex="normal"/>
    </style:style>
    <style:style style:name="T282" style:family="text">
      <style:text-properties fo:color="#8c8c8c" officeooo:rsid="000e9ae7" style:font-style-complex="normal"/>
    </style:style>
    <style:style style:name="T283" style:family="text">
      <style:text-properties fo:color="#8c8c8c" style:font-name="JetBrains Mono" fo:font-style="italic" style:font-style-asian="italic"/>
    </style:style>
    <style:style style:name="T284" style:family="text">
      <style:text-properties fo:color="#8c8c8c" style:font-name="JetBrains Mono" fo:font-size="10pt" fo:font-style="italic" style:font-size-asian="10pt" style:font-style-asian="italic"/>
    </style:style>
    <style:style style:name="T285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86" style:family="text">
      <style:text-properties fo:color="#8c8c8c" style:font-name="JetBrains Mono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87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88" style:family="text">
      <style:text-properties style:font-name="Menlo1" fo:font-style="normal" style:font-style-asian="normal" style:font-style-complex="normal"/>
    </style:style>
    <style:style style:name="T289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90" style:family="text">
      <style:text-properties style:font-name="Menlo1" fo:font-size="9pt" style:font-size-asian="9pt" style:font-size-complex="9pt"/>
    </style:style>
    <style:style style:name="T291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92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93" style:family="text">
      <style:text-properties fo:font-style="normal" style:font-style-asian="normal" style:font-style-complex="normal"/>
    </style:style>
    <style:style style:name="T294" style:family="text">
      <style:text-properties fo:color="#1750eb"/>
    </style:style>
    <style:style style:name="T295" style:family="text">
      <style:text-properties fo:color="#1750eb" fo:font-style="normal" fo:font-weight="normal" style:font-style-asian="normal" style:font-weight-asian="normal"/>
    </style:style>
    <style:style style:name="T296" style:family="text">
      <style:text-properties fo:color="#1750eb" style:font-name="JetBrains Mono" fo:font-size="10pt" style:font-size-asian="10pt"/>
    </style:style>
    <style:style style:name="T297" style:family="text">
      <style:text-properties fo:color="#1750eb" style:font-name="JetBrains Mono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98" style:family="text">
      <style:text-properties fo:color="#1750eb" style:font-name="JetBrains Mono" fo:font-size="10pt" fo:font-style="normal" style:font-size-asian="10pt" style:font-style-asian="normal"/>
    </style:style>
    <style:style style:name="T299" style:family="text">
      <style:text-properties fo:font-style="italic" style:font-style-asian="italic"/>
    </style:style>
    <style:style style:name="T300" style:family="text">
      <style:text-properties style:font-style-complex="normal"/>
    </style:style>
    <style:style style:name="T301" style:family="text">
      <style:text-properties officeooo:rsid="000e9ae7"/>
    </style:style>
    <style:style style:name="T302" style:family="text">
      <style:text-properties officeooo:rsid="00347eb2"/>
    </style:style>
    <style:style style:name="T303" style:family="text">
      <style:text-properties fo:color="#174ad4" style:font-name="JetBrains Mono"/>
    </style:style>
    <style:style style:name="T304" style:family="text">
      <style:text-properties fo:color="#174ad4" style:font-name="JetBrains Mono" fo:font-size="10pt" style:font-size-asian="10pt"/>
    </style:style>
    <style:style style:name="T305" style:family="text">
      <style:text-properties fo:color="#067d17" style:font-name="JetBrains Mono"/>
    </style:style>
    <style:style style:name="T306" style:family="text">
      <style:text-properties fo:color="#067d17" style:font-name="JetBrains Mono" fo:font-size="10pt" style:font-size-asian="10pt"/>
    </style:style>
    <style:style style:name="T307" style:family="text">
      <style:text-properties style:font-name="JetBrains Mono" fo:font-size="10pt" style:font-size-asian="10pt"/>
    </style:style>
    <style:style style:name="T308" style:family="text">
      <style:text-properties fo:color="#0037a6" style:font-name="JetBrains Mono" fo:font-size="10pt" style:font-size-asian="10pt"/>
    </style:style>
    <style:style style:name="T309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10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11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1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3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4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5" style:family="text">
      <style:text-properties fo:font-variant="normal" fo:text-transform="none" fo:color="#080808" style:font-name="JetBrains Mono" fo:font-size="10pt" fo:letter-spacing="normal" style:font-size-asian="10pt"/>
    </style:style>
    <style:style style:name="T316" style:family="text">
      <style:text-properties fo:font-variant="normal" fo:text-transform="none" fo:color="#080808" style:font-name="JetBrains Mono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17" style:family="text">
      <style:text-properties style:font-name="Menlo" fo:font-size="10pt" style:font-size-asian="10pt" style:font-name-complex="Menlo" style:font-size-complex="10pt"/>
    </style:style>
    <style:style style:name="T318" style:family="text">
      <style:text-properties officeooo:rsid="004185ab"/>
    </style:style>
    <style:style style:name="T319" style:family="text">
      <style:text-properties officeooo:rsid="0042dcc0"/>
    </style:style>
    <style:style style:name="T320" style:family="text">
      <style:text-properties fo:font-size="12pt" style:font-size-asian="12pt" style:font-size-complex="12pt"/>
    </style:style>
    <style:style style:name="T321" style:family="text">
      <style:text-properties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22" style:family="text">
      <style:text-properties style:font-name="Liberation Serif" fo:font-size="12pt" style:font-size-asian="12pt" style:font-size-complex="12pt"/>
    </style:style>
    <style:style style:name="T323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8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1" draw:name="Изображение1" text:anchor-type="paragraph" svg:x="0cm" svg:y="0.15cm" svg:width="17cm" style:rel-width="scale" svg:height="5.069cm" style:rel-height="scale" draw:z-index="0"><draw:image xlink:href="Pictures/100000000000036B000001059F0E06D2CE8DB07F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300" text:outline-level="3"/>
      <text:h text:style-name="P300" text:outline-level="3"/>
      <text:h text:style-name="P300" text:outline-level="3"/>
      <text:h text:style-name="P300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 </text:span></text:span><text:span text:style-name="Основной_20_шрифт_20_абзаца"><text:span text:style-name="T82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5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24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85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6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You're at the blog index. </text:span></text:span><text:span text:style-name="Основной_20_шрифт_20_абзаца"><text:span text:style-name="T85">{</text:span></text:span><text:span text:style-name="Основной_20_шрифт_20_абзаца"><text:span text:style-name="T28">arg</text:span></text:span><text:span text:style-name="Основной_20_шрифт_20_абзаца"><text:span text:style-name="T85">}</text:span></text:span><text:span text:style-name="Основной_20_шрифт_20_абзаца"><text:span text:style-name="T98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32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8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6">name</text:span></text:span><text:span text:style-name="Основной_20_шрифт_20_абзаца"><text:span text:style-name="T28">=</text:span></text:span><text:span text:style-name="Основной_20_шрифт_20_абзаца"><text:span text:style-name="T98">'index'</text:span></text:span><text:span text:style-name="Основной_20_шрифт_20_абзаца"><text:span text:style-name="T28">),</text:span></text:span><text:span text:style-name="Основной_20_шрифт_20_абзаца"><text:span text:style-name="T127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85">def </text:span></text:span><text:span text:style-name="Основной_20_шрифт_20_абзаца"><text:span text:style-name="T28">index(</text:span></text:span><text:span text:style-name="Основной_20_шрифт_20_абзаца"><text:span text:style-name="T126">request</text:span></text:span><text:span text:style-name="Основной_20_шрифт_20_абзаца"><text:span text:style-name="T28">, pk=</text:span></text:span><text:span text:style-name="Основной_20_шрифт_20_абзаца"><text:span text:style-name="T85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85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8">f"Hello, world. </text:span></text:span><text:span text:style-name="Основной_20_шрифт_20_абзаца"><text:span text:style-name="T99">You're at the blog index. </text:span></text:span><text:span text:style-name="Основной_20_шрифт_20_абзаца"><text:span text:style-name="T87">{</text:span></text:span><text:span text:style-name="Основной_20_шрифт_20_абзаца"><text:span text:style-name="T30">pk</text:span></text:span><text:span text:style-name="Основной_20_шрифт_20_абзаца"><text:span text:style-name="T87">}</text:span></text:span><text:span text:style-name="Основной_20_шрифт_20_абзаца"><text:span text:style-name="T99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15">amount__gt</text:span></text:span><text:span text:style-name="Основной_20_шрифт_20_абзаца"><text:span text:style-name="T23">=</text:span></text:span><text:span text:style-name="Основной_20_шрифт_20_абзаца"><text:span text:style-name="T135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link </text:span></text:span><text:span text:style-name="Основной_20_шрифт_20_абзаца"><text:span text:style-name="T136">rel</text:span></text:span><text:span text:style-name="Основной_20_шрифт_20_абзаца"><text:span text:style-name="T142">="stylesheet" </text:span></text:span><text:span text:style-name="Основной_20_шрифт_20_абзаца"><text:span text:style-name="T136">type</text:span></text:span><text:span text:style-name="Основной_20_шрифт_20_абзаца"><text:span text:style-name="T142">="text/css" </text:span></text:span><text:span text:style-name="Основной_20_шрифт_20_абзаца"><text:span text:style-name="T136">href</text:span></text:span><text:span text:style-name="Основной_20_шрифт_20_абзаца"><text:span text:style-name="T142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83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2" draw:name="Рисунок 2" text:anchor-type="as-char" svg:y="0cm" svg:width="12.607cm" style:rel-width="scale" svg:height="3.665cm" style:rel-height="scale" draw:z-index="1"><draw:image xlink:href="Pictures/10000201000005440000018880051AACA63EC03B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15">default</text:span></text:span><text:span text:style-name="Основной_20_шрифт_20_абзаца"><text:span text:style-name="T23">=</text:span></text:span><text:span text:style-name="Основной_20_шрифт_20_абзаца"><text:span text:style-name="T135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15">null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, </text:span></text:span><text:span text:style-name="Основной_20_шрифт_20_абзаца"><text:span text:style-name="T115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2" draw:name="Изображение2" text:anchor-type="as-char" svg:y="0cm" svg:width="10.345cm" style:rel-width="scale" svg:height="9.89cm" style:rel-height="scale" draw:z-index="2"><draw:image xlink:href="Pictures/10000201000003BC00000392536F498B3BB558CB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4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24">#&lt;QuerySet [&lt;Classification: business&gt;, &lt;Classification: works&gt;]&gt;</text:span></text:span></text:p>
      <text:p text:style-name="P29"><text:span text:style-name="Основной_20_шрифт_20_абзаца"><text:span text:style-name="T124"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24">#QuerySet [&lt;Classification: business&gt;, &lt;Classification: works&gt;, &lt;Classification: sports&gt;]&gt;<text:line-break/></text:span></text:span><text:span text:style-name="Основной_20_шрифт_20_абзаца"><text:span text:style-name="T115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24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экземпляра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5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trouser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за</text:span></text:span><text:span text:style-name="Основной_20_шрифт_20_абзаца"><text:span text:style-name="T124"> </text:span></text:span><text:span text:style-name="Основной_20_шрифт_20_абзаца"><text:span text:style-name="T125">одни</text:span></text:span><text:span text:style-name="Основной_20_шрифт_20_абзаца"><text:span text:style-name="T124"> </text:span></text:span><text:span text:style-name="Основной_20_шрифт_20_абзаца"><text:span text:style-name="T125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hort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Созда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со</text:span></text:span><text:span text:style-name="Основной_20_шрифт_20_абзаца"><text:span text:style-name="T124"> </text:span></text:span><text:span text:style-name="Основной_20_шрифт_20_абзаца"><text:span text:style-name="T125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15">amount</text:span></text:span><text:span text:style-name="Основной_20_шрифт_20_абзаца"><text:span text:style-name="T23">=</text:span></text:span><text:span text:style-name="Основной_20_шрифт_20_абзаца"><text:span text:style-name="T135">10</text:span></text:span><text:span text:style-name="Основной_20_шрифт_20_абзаца"><text:span text:style-name="T23">, </text:span></text:span><text:span text:style-name="Основной_20_шрифт_20_абзаца"><text:span text:style-name="T115">description</text:span></text:span><text:span text:style-name="Основной_20_шрифт_20_абзаца"><text:span text:style-name="T23">=</text:span></text:span><text:span text:style-name="Основной_20_шрифт_20_абзаца"><text:span text:style-name="T95">'socks'</text:span></text:span><text:span text:style-name="Основной_20_шрифт_20_абзаца"><text:span text:style-name="T23">, </text:span></text:span><text:span text:style-name="Основной_20_шрифт_20_абзаца"><text:span text:style-name="T115">price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, </text:span></text:span><text:span text:style-name="Основной_20_шрифт_20_абзаца"><text:span text:style-name="T115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всех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24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по</text:span></text:span><text:span text:style-name="Основной_20_шрифт_20_абзаца"><text:span text:style-name="T124"> </text:span></text:span><text:span text:style-name="Основной_20_шрифт_20_абзаца"><text:span text:style-name="T125">слайсингу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35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24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24">#</text:span></text:span><text:span text:style-name="Основной_20_шрифт_20_абзаца"><text:span text:style-name="T125">Получение</text:span></text:span><text:span text:style-name="Основной_20_шрифт_20_абзаца"><text:span text:style-name="T124"> </text:span></text:span><text:span text:style-name="Основной_20_шрифт_20_абзаца"><text:span text:style-name="T125">объектов</text:span></text:span><text:span text:style-name="Основной_20_шрифт_20_абзаца"><text:span text:style-name="T124"> </text:span></text:span><text:span text:style-name="Основной_20_шрифт_20_абзаца"><text:span text:style-name="T125">по</text:span></text:span><text:span text:style-name="Основной_20_шрифт_20_абзаца"><text:span text:style-name="T124"> </text:span></text:span><text:span text:style-name="Основной_20_шрифт_20_абзаца"><text:span text:style-name="T125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15">id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24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firm_id</text:span></text:span><text:span text:style-name="Основной_20_шрифт_20_абзаца"><text:span text:style-name="T23">=</text:span></text:span><text:span text:style-name="Основной_20_шрифт_20_абзаца"><text:span text:style-name="T135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33">/</text:span></text:span><text:span text:style-name="Основной_20_шрифт_20_абзаца"><text:span text:style-name="T134">views</text:span></text:span><text:span text:style-name="Основной_20_шрифт_20_абзаца"><text:span text:style-name="T133">.</text:span></text:span><text:span text:style-name="Основной_20_шрифт_20_абзаца"><text:span text:style-name="T134">py</text:span></text:span><text:span text:style-name="Основной_20_шрифт_20_абзаца"><text:span text:style-name="T133">:</text:span></text:span></text:p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35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5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82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5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83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83">div </text:span></text:span><text:span text:style-name="Основной_20_шрифт_20_абзаца"><text:span text:style-name="T136">class</text:span></text:span><text:span text:style-name="Основной_20_шрифт_20_абзаца"><text:span text:style-name="T142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6">class</text:span></text:span><text:span text:style-name="Основной_20_шрифт_20_абзаца"><text:span text:style-name="T142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7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83">span </text:span></text:span><text:span text:style-name="Основной_20_шрифт_20_абзаца"><text:span text:style-name="T136">class</text:span></text:span><text:span text:style-name="Основной_20_шрифт_20_абзаца"><text:span text:style-name="T142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83">a </text:span></text:span><text:span text:style-name="Основной_20_шрифт_20_абзаца"><text:span text:style-name="T136">href</text:span></text:span><text:span text:style-name="Основной_20_шрифт_20_абзаца"><text:span text:style-name="T142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7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83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83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83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15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6">auto_now</text:span></text:span><text:span text:style-name="Основной_20_шрифт_20_абзаца"><text:span text:style-name="T28">=</text:span></text:span><text:span text:style-name="Основной_20_шрифт_20_абзаца"><text:span text:style-name="T85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15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5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15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5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85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85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24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24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25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5">'title'</text:span></text:span><text:span text:style-name="Основной_20_шрифт_20_абзаца"><text:span text:style-name="T23">: </text:span></text:span><text:span text:style-name="Основной_20_шрифт_20_абзаца"><text:span text:style-name="T95">'some title'</text:span></text:span><text:span text:style-name="Основной_20_шрифт_20_абзаца"><text:span text:style-name="T23">, 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95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24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24">#{'title': 'some title', 'slug': 'some-title'}</text:span></text:span></text:p>
      <text:p text:style-name="P40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15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title'</text:span></text:span><text:span text:style-name="Основной_20_шрифт_20_абзаца"><text:span text:style-name="T23">], </text:span></text:span><text:span text:style-name="Основной_20_шрифт_20_абзаца"><text:span text:style-name="T115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5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24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24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2277437606" text:style-name="L1">
        <text:list-item>
          <text:p text:style-name="P309">&lt;console&gt;:1: UnorderedObjectListWarning: Pagination may yield inconsistent results with an unordered object_list: &lt;class 'blog.models.Post'&gt; QuerySet.</text:p>
        </text:list-item>
      </text:list>
      <text:p text:style-name="P116"/>
      <text:p text:style-name="P117">Решение:</text:p>
      <text:p text:style-name="P117">Добавить в модели порядок сортировки</text:p>
      <text:p text:style-name="P117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150</text:span></text:span><text:span text:style-name="Основной_20_шрифт_20_абзаца"><text:span text:style-name="T23">, </text:span></text:span><text:span text:style-name="Основной_20_шрифт_20_абзаца"><text:span text:style-name="T115">db_index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15">auto_now_add</text:span></text:span><text:span text:style-name="Основной_20_шрифт_20_абзаца"><text:span text:style-name="T23">=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5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15">kwargs</text:span></text:span><text:span text:style-name="Основной_20_шрифт_20_абзаца"><text:span text:style-name="T23">={</text:span></text:span><text:span text:style-name="Основной_20_шрифт_20_абзаца"><text:span text:style-name="T95">'slug'</text:span></text:span><text:span text:style-name="Основной_20_шрифт_20_абзаца"><text:span text:style-name="T23">: </text:span></text:span><text:span text:style-name="Основной_20_шрифт_20_абзаца"><text:span text:style-name="T149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5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7"/>
      <text:p text:style-name="P117"/>
      <text:p text:style-name="P118">Отображение символов новой строки при выводе текста из базы данных</text:p>
      <text:p text:style-name="P117"/>
      <text:p text:style-name="P119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7">вы можете обернуть ваш текст </text:span></text:span><text:span text:style-name="Основной_20_шрифт_20_абзаца"><text:span text:style-name="T158">&lt;pre&gt;</text:span></text:span><text:span text:style-name="Основной_20_шрифт_20_абзаца"><text:span text:style-name="T157"> тег, чтобы HTML понял, что он предварительно отформатирован:</text:span></text:span></text:p>
      <text:p text:style-name="P120">&lt;pre&gt;{{value}}&lt;/pre&gt;</text:p>
      <text:p text:style-name="Обычный"><text:span text:style-name="Основной_20_шрифт_20_абзаца"><text:span text:style-name="T157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58">linebreaks</text:span></text:span><text:span text:style-name="Основной_20_шрифт_20_абзаца"><text:span text:style-name="T157"> превращает одиночные новые строки в </text:span></text:span><text:span text:style-name="Основной_20_шрифт_20_абзаца"><text:span text:style-name="T158">&lt;br&gt;</text:span></text:span><text:span text:style-name="Основной_20_шрифт_20_абзаца"><text:span text:style-name="T157"> теги и двойные переводы строк в </text:span></text:span><text:span text:style-name="Основной_20_шрифт_20_абзаца"><text:span text:style-name="T158">&lt;p&gt;</text:span></text:span><text:span text:style-name="Основной_20_шрифт_20_абзаца"><text:span text:style-name="T157"> теги. </text:span></text:span><text:span text:style-name="Основной_20_шрифт_20_абзаца"><text:span text:style-name="T158">linebreaksbr</text:span></text:span><text:span text:style-name="Основной_20_шрифт_20_абзаца"><text:span text:style-name="T157"> просто превращает новые строки в </text:span></text:span><text:span text:style-name="Основной_20_шрифт_20_абзаца"><text:span text:style-name="T158">&lt;br&gt;</text:span></text:span><text:span text:style-name="Основной_20_шрифт_20_абзаца"><text:span text:style-name="T157"> теги:</text:span></text:span></text:p>
      <text:p text:style-name="P120">{{value|linebreaks}}</text:p>
      <text:p text:style-name="P120">{{value|linebreaksbr}}</text:p>
      <text:p text:style-name="P119">вы можете поэкспериментировать с ними, чтобы увидеть, что вам больше нравится.</text:p>
      <text:p text:style-name="P119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305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59">safe</text:span></text:span></text:a>:</text:p>
      <text:p text:style-name="Обычный"/>
      <text:p text:style-name="P33">This will not be escaped: {{ data|safe }}</text:p>
      <text:p text:style-name="P81"/>
      <text:h text:style-name="P305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9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9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59">on</text:span></text:span><text:span text:style-name="apple-converted-space"> </text:span>или<text:span text:style-name="apple-converted-space"> </text:span><text:span text:style-name="pre"><text:span text:style-name="T159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view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5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5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15">name</text:span></text:span><text:span text:style-name="Основной_20_шрифт_20_абзаца"><text:span text:style-name="T23">=</text:span></text:span><text:span text:style-name="Основной_20_шрифт_20_абзаца"><text:span text:style-name="T95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82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.form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15">extra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5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82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82">for </text:span></text:span><text:span text:style-name="Основной_20_шрифт_20_абзаца"><text:span text:style-name="T23">form </text:span></text:span><text:span text:style-name="Основной_20_шрифт_20_абзаца"><text:span text:style-name="T82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5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5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15">post</text:span></text:span><text:span text:style-name="Основной_20_шрифт_20_абзаца"><text:span text:style-name="T23">=post, </text:span></text:span><text:span text:style-name="Основной_20_шрифт_20_абзаца"><text:span text:style-name="T115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82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15">extra</text:span></text:span><text:span text:style-name="Основной_20_шрифт_20_абзаца"><text:span text:style-name="T23">=</text:span></text:span><text:span text:style-name="Основной_20_шрифт_20_абзаца"><text:span text:style-name="T135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5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5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db </text:span></text:span><text:span text:style-name="Основной_20_шрифт_20_абзаца"><text:span text:style-name="T82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82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15">max_length</text:span></text:span><text:span text:style-name="Основной_20_шрифт_20_абзаца"><text:span text:style-name="T23">=</text:span></text:span><text:span text:style-name="Основной_20_шрифт_20_абзаца"><text:span text:style-name="T135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147">__str__</text:span></text:span><text:span text:style-name="Основной_20_шрифт_20_абзаца"><text:span text:style-name="T23">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2">return </text:span></text:span><text:span text:style-name="Основной_20_шрифт_20_абзаца"><text:span text:style-name="T149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82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82">return </text:span></text:span><text:span text:style-name="Основной_20_шрифт_20_абзаца"><text:span text:style-name="T95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15">default</text:span></text:span><text:span text:style-name="Основной_20_шрифт_20_абзаца"><text:span text:style-name="T23">=</text:span></text:span><text:span text:style-name="Основной_20_шрифт_20_абзаца"><text:span text:style-name="T82">None</text:span></text:span><text:span text:style-name="Основной_20_шрифт_20_абзаца"><text:span text:style-name="T23">, </text:span></text:span><text:span text:style-name="Основной_20_шрифт_20_абзаца"><text:span text:style-name="T115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15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15">verbose_name</text:span></text:span><text:span text:style-name="Основной_20_шрифт_20_абзаца"><text:span text:style-name="T23">=</text:span></text:span><text:span text:style-name="Основной_20_шрифт_20_абзаца"><text:span text:style-name="T95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.models </text:span></text:span><text:span text:style-name="Основной_20_шрифт_20_абзаца"><text:span text:style-name="T82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5">'post'</text:span></text:span><text:span text:style-name="Основной_20_шрифт_20_абзаца"><text:span text:style-name="T23">, </text:span></text:span><text:span text:style-name="Основной_20_шрифт_20_абзаца"><text:span text:style-name="T95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83">form </text:span></text:span><text:span text:style-name="Основной_20_шрифт_20_абзаца"><text:span text:style-name="T136">id</text:span></text:span><text:span text:style-name="Основной_20_шрифт_20_абзаца"><text:span text:style-name="T142">="post_form" </text:span></text:span><text:span text:style-name="Основной_20_шрифт_20_абзаца"><text:span text:style-name="T136">method</text:span></text:span><text:span text:style-name="Основной_20_шрифт_20_абзаца"><text:span text:style-name="T142">="post" </text:span></text:span><text:span text:style-name="Основной_20_шрифт_20_абзаца"><text:span text:style-name="T136">action</text:span></text:span><text:span text:style-name="Основной_20_шрифт_20_абзаца"><text:span text:style-name="T142">="" </text:span></text:span><text:span text:style-name="Основной_20_шрифт_20_абзаца"><text:span text:style-name="T136">enctype</text:span></text:span><text:span text:style-name="Основной_20_шрифт_20_абзаца"><text:span text:style-name="T142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6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6">input </text:span></text:span><text:span text:style-name="Основной_20_шрифт_20_абзаца"><text:span text:style-name="T139">type</text:span></text:span><text:span text:style-name="Основной_20_шрифт_20_абзаца"><text:span text:style-name="T144">="submit" </text:span></text:span><text:span text:style-name="Основной_20_шрифт_20_абзаца"><text:span text:style-name="T139">name</text:span></text:span><text:span text:style-name="Основной_20_шрифт_20_абзаца"><text:span text:style-name="T144">="submit" </text:span></text:span><text:span text:style-name="Основной_20_шрифт_20_абзаца"><text:span text:style-name="T139">value</text:span></text:span><text:span text:style-name="Основной_20_шрифт_20_абзаца"><text:span text:style-name="T144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6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62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8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82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24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5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5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5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7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5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24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15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2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15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82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5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5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82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2" draw:name="Рисунок 6" text:anchor-type="as-char" svg:y="0cm" svg:width="11.529cm" style:rel-width="scale" svg:height="7.879cm" style:rel-height="scale" draw:z-index="3"><draw:image xlink:href="Pictures/10000201000003E6000002AAAF301E338C092B17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6">singlelogic.pythonanywhere.com.error.log</text:span></text:span></text:a></text:p>
      <text:p text:style-name="P68"><text:span text:style-name="Основной_20_шрифт_20_абзаца"><text:span text:style-name="T52"><draw:frame draw:style-name="fr2" draw:name="Рисунок 7" text:anchor-type="as-char" svg:y="0cm" svg:width="11.321cm" style:rel-width="scale" svg:height="7.121cm" style:rel-height="scale" draw:z-index="4"><draw:image xlink:href="Pictures/10000201000003D60000026AA120E0568569C21C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2" draw:name="Рисунок 5" text:anchor-type="as-char" svg:y="0cm" svg:width="11.465cm" style:rel-width="scale" svg:height="6.609cm" style:rel-height="scale" draw:z-index="5"><draw:image xlink:href="Pictures/10000201000005840000032EDE042BC3F1C24641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2" draw:name="Рисунок 8" text:anchor-type="as-char" svg:y="0cm" svg:width="10.86cm" style:rel-width="scale" svg:height="7.442cm" style:rel-height="scale" draw:z-index="6"><draw:image xlink:href="Pictures/10000201000003AD0000028582355C0BC92AFB97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5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318">ckeditor</text:span></text:p>
      <text:p text:style-name="P95"/>
      <text:p text:style-name="P115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60">INSTALLED_APPS = [</text:span></text:span><text:line-break/><text:span text:style-name="T258"> <text:s text:c="3"/>….</text:span><text:line-break/><text:span text:style-name="T258"> <text:s text:c="3"/></text:span><text:span text:style-name="T112">'ckeditor'</text:span><text:span text:style-name="T258">,</text:span><text:line-break/><text:span text:style-name="T258"> <text:s text:c="3"/></text:span><text:span text:style-name="T112">'ckeditor_uploader'</text:span><text:span text:style-name="T258">,</text:span><text:line-break/><text:span text:style-name="T258">]</text:span></text:p>
      <text:p text:style-name="P24"/>
      <text:p text:style-name="P115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25">from </text:span></text:span><text:span text:style-name="T258">django.urls </text:span><text:span text:style-name="T222">import </text:span><text:span text:style-name="T258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24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61">path(</text:span></text:span><text:span text:style-name="T112">'ckeditor/'</text:span><text:span text:style-name="T258">, include(</text:span><text:span text:style-name="T112">'ckeditor_uploader.urls'</text:span><text:span text:style-name="T258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5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5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5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81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80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87">###### <text:s/>CKEDITOR CONFIGURATION ######</text:span></text:span><text:line-break/><text:span text:style-name="T258">CKEDITOR_JQUERY_URL = </text:span><text:soft-page-break/><text:span text:style-name="T112">'https://ajax.googleapis.com/ajax/libs/jquery/2.2.4/jquery.min.js'</text:span><text:line-break/><text:line-break/><text:span text:style-name="T258">CKEDITOR_UPLOAD_PATH = </text:span><text:span text:style-name="T112">'uploads/'</text:span><text:line-break/><text:span text:style-name="T258">CKEDITOR_IMAGE_BACKEND = </text:span><text:span text:style-name="T112">"pillow"</text:span><text:line-break/><text:line-break/><text:span text:style-name="T258">CKEDITOR_CONFIGS = {</text:span><text:line-break/><text:span text:style-name="T258"> <text:s text:c="3"/></text:span><text:span text:style-name="T112">'default'</text:span><text:span text:style-name="T258">: {</text:span><text:line-break/><text:span text:style-name="T258"> <text:s text:c="7"/></text:span><text:span text:style-name="T112">'toolbar'</text:span><text:span text:style-name="T258">: </text:span><text:span text:style-name="T222">None</text:span><text:span text:style-name="T258">,</text:span><text:line-break/><text:span text:style-name="T258"> <text:s text:c="3"/>},</text:span><text:line-break/><text:span text:style-name="T258">}</text:span><text:line-break/><text:span text:style-name="T285">#### END CKEDITOR CONFIGURATION ####</text:span></text:p>
      <text:p text:style-name="P21"/>
      <text:p text:style-name="P115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82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82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82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82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15">document_root</text:span></text:span><text:span text:style-name="Основной_20_шрифт_20_абзаца"><text:span text:style-name="T23">=settings.MEDIA_ROOT)</text:span></text:span></text:p>
      <text:p text:style-name="P86"/>
      <text:p text:style-name="P115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24">from </text:span></text:span><text:span text:style-name="T258">ckeditor_uploader.fields </text:span><text:span text:style-name="T222">import </text:span><text:span text:style-name="T258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22">class </text:span><text:span text:style-name="T79">Post</text:span><text:span text:style-name="T258">(models.Model):</text:span><text:line-break/><text:span text:style-name="T258"> <text:s text:c="3"/>...</text:span><text:line-break/><text:span text:style-name="T258"> <text:s text:c="3"/>body = RichTextUploadingField(</text:span><text:span text:style-name="T121">verbose_name</text:span><text:span text:style-name="T258">=</text:span><text:span text:style-name="T112">'Пост'</text:span><text:span text:style-name="T258">)</text:span><text:line-break/><text:span text:style-name="T258"> <text:s text:c="3"/>...</text:span></text:p>
      <text:p text:style-name="P22"/>
      <text:p text:style-name="P20">9. В forms.py</text:p>
      <text:p text:style-name="P19"><text:span text:style-name="T258">{% block content %}</text:span><text:line-break/><text:span text:style-name="T258"> <text:s text:c="3"/>...</text:span><text:line-break/><text:span text:style-name="T258"> <text:s text:c="3"/>{{ form.media }}</text:span><text:line-break/><text:span text:style-name="T258"> <text:s text:c="3"/>….</text:span><text:line-break/><text:span text:style-name="T258">{% endblock %}</text:span></text:p>
      <text:p text:style-name="P23"/>
      <text:p text:style-name="P90"><text:span text:style-name="T319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317">python manage.py migrate</text:span></text:span></text:p>
      <text:p text:style-name="P81"/>
      <text:p text:style-name="P81"/>
      <text:p text:style-name="P96">Ссылки:</text:p>
      <text:list xml:id="list1469473162" text:style-name="L2">
        <text:list-item>
          <text:p text:style-name="P311"><text:a xlink:type="simple" xlink:href="https://pypi.org/project/django-ckeditor/" text:style-name="Internet_20_link" text:visited-style-name="Visited_20_Internet_20_Link"><text:span text:style-name="T73">https://pypi.org/project/django-ckeditor/</text:span></text:a></text:p>
        </text:list-item>
        <text:list-item>
          <text:p text:style-name="P311"><text:a xlink:type="simple" xlink:href="https://overiq.com/django-1-10/integrating-ckeditor-in-django/" text:style-name="Internet_20_link" text:visited-style-name="Visited_20_Internet_20_Link"><text:span text:style-name="T73">https://overiq.com/django-1-10/integrating-ckeditor-in-django/</text:span></text:a></text:p>
          <text:p text:style-name="P310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otenv </text:span></text:span><text:span text:style-name="Основной_20_шрифт_20_абзаца"><text:span text:style-name="T82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7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7">'ENGINE'</text:span></text:span><text:span text:style-name="Основной_20_шрифт_20_абзаца"><text:span text:style-name="T27">: </text:span></text:span><text:span text:style-name="Основной_20_шрифт_20_абзаца"><text:span text:style-name="T97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NAME'</text:span></text:span><text:span text:style-name="Основной_20_шрифт_20_абзаца"><text:span text:style-name="T27">: </text:span></text:span><text:span text:style-name="Основной_20_шрифт_20_абзаца"><text:span text:style-name="T97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USER'</text:span></text:span><text:span text:style-name="Основной_20_шрифт_20_абзаца"><text:span text:style-name="T27">: </text:span></text:span><text:span text:style-name="Основной_20_шрифт_20_абзаца"><text:span text:style-name="T97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7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7">'HOST'</text:span></text:span><text:span text:style-name="Основной_20_шрифт_20_абзаца"><text:span text:style-name="T27">: </text:span></text:span><text:span text:style-name="Основной_20_шрифт_20_абзаца"><text:span text:style-name="T97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7">'PORT'</text:span></text:span><text:span text:style-name="Основной_20_шрифт_20_абзаца"><text:span text:style-name="T27">: </text:span></text:span><text:span text:style-name="Основной_20_шрифт_20_абзаца"><text:span text:style-name="T97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2">Вы можете вернуться, перейдя к предыдущей миграции.</text:p>
      <text:p text:style-name="P122">Например, если ваши последние две миграции:</text:p>
      <text:list xml:id="list3475655923" text:style-name="L3">
        <text:list-item>
          <text:p text:style-name="P301"><text:span text:style-name="Основной_20_шрифт_20_абзаца"><text:span text:style-name="T167">0010_previous_migration</text:span></text:span></text:p>
        </text:list-item>
        <text:list-item>
          <text:p text:style-name="P301"><text:span text:style-name="Основной_20_шрифт_20_абзаца"><text:span text:style-name="T167">0011_migration_to_revert</text:span></text:span></text:p>
        </text:list-item>
      </text:list>
      <text:p text:style-name="P122">Тогда вы бы сделали:</text:p>
      <text:p text:style-name="P49">./manage.py migrate my_app 0010_previous_migration</text:p>
      <text:p text:style-name="P121"><text:span text:style-name="Основной_20_шрифт_20_абзаца"><text:span text:style-name="T169">Затем вы можете удалить миграцию </text:span></text:span><text:span text:style-name="Основной_20_шрифт_20_абзаца"><text:span text:style-name="T168">0011_migration_to_revert</text:span></text:span><text:span text:style-name="Основной_20_шрифт_20_абзаца"><text:span text:style-name="T169">.</text:span></text:span></text:p>
      <text:p text:style-name="P122">Если вы используете Django 1.8+, вы можете показать имена всех миграций с помощью</text:p>
      <text:p text:style-name="P51">./manage.py showmigrations my_app</text:p>
      <text:p text:style-name="P122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93" text:outline-level="3">help_text</text:h>
      <text:p text:style-name="P123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70">from</text:span></text:span><text:span text:style-name="Основной_20_шрифт_20_абзаца"><text:span text:style-name="T176"> </text:span></text:span><text:span text:style-name="Код_20_HTML"><text:span text:style-name="T170">django import</text:span></text:span><text:span text:style-name="Основной_20_шрифт_20_абзаца"><text:span text:style-name="T176"> </text:span></text:span><text:span text:style-name="Код_20_HTML"><text:span text:style-name="T170">forms</text:span></text:span></text:p>
            <text:p text:style-name="P58"> </text:p>
            <text:p text:style-name="P61"><text:span text:style-name="Код_20_HTML"><text:span text:style-name="T170">class</text:span></text:span><text:span text:style-name="Основной_20_шрифт_20_абзаца"><text:span text:style-name="T176"> </text:span></text:span><text:span text:style-name="Код_20_HTML"><text:span text:style-name="T170">UserForm(forms.Form):</text:span></text:span></text:p>
            <text:p text:style-name="P61"><text:span text:style-name="Код_20_HTML"><text:span text:style-name="T170">    name =</text:span></text:span><text:span text:style-name="Основной_20_шрифт_20_абзаца"><text:span text:style-name="T176"> </text:span></text:span><text:span text:style-name="Код_20_HTML"><text:span text:style-name="T170">forms.CharField(help_text="</text:span></text:span><text:span text:style-name="Код_20_HTML"><text:span text:style-name="T175">Введите</text:span></text:span><text:span text:style-name="Код_20_HTML"><text:span text:style-name="T170"> </text:span></text:span><text:span text:style-name="Код_20_HTML"><text:span text:style-name="T175">свое</text:span></text:span><text:span text:style-name="Код_20_HTML"><text:span text:style-name="T170"> </text:span></text:span><text:span text:style-name="Код_20_HTML"><text:span text:style-name="T175">имя</text:span></text:span><text:span text:style-name="Код_20_HTML"><text:span text:style-name="T170">")</text:span></text:span></text:p>
            <text:p text:style-name="P61"><text:span text:style-name="Код_20_HTML"><text:span text:style-name="T170">    age =</text:span></text:span><text:span text:style-name="Основной_20_шрифт_20_абзаца"><text:span text:style-name="T176"> </text:span></text:span><text:span text:style-name="Код_20_HTML"><text:span text:style-name="T170">forms.IntegerField(help_text="</text:span></text:span><text:span text:style-name="Код_20_HTML"><text:span text:style-name="T175">Введите</text:span></text:span><text:span text:style-name="Код_20_HTML"><text:span text:style-name="T170"> </text:span></text:span><text:span text:style-name="Код_20_HTML"><text:span text:style-name="T175">свой</text:span></text:span><text:span text:style-name="Код_20_HTML"><text:span text:style-name="T170"> </text:span></text:span><text:span text:style-name="Код_20_HTML"><text:span text:style-name="T175">возраст</text:span></text:span><text:span text:style-name="Код_20_HTML"><text:span text:style-name="T170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77">Статические</text:span></text:span><text:span text:style-name="Основной_20_шрифт_20_абзаца"><text:span text:style-name="T178"> </text:span></text:span><text:span text:style-name="Основной_20_шрифт_20_абзаца"><text:span text:style-name="T177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35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43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43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43">'whitenoise.storage.CompressedManifestStaticFilesStorage'</text:span></text:span></text:p>
      <text:p text:style-name="P100"/>
      <text:p text:style-name="P100"/>
      <text:h text:style-name="P297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571158779" text:style-name="L4">
        <text:list-item>
          <text:p text:style-name="P308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0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60">/static/</text:span></text:span><text:span text:style-name="Основной_20_шрифт_20_абзаца"><text:span text:style-name="T11">).</text:span></text:span></text:p>
        </text:list-item>
        <text:list-item>
          <text:p text:style-name="P308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0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4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81">"/home/jacob/projects/mysite.com/sitestatic"</text:span></text:span></text:p>
      <text:p text:style-name="P124"><text:span text:style-name="Основной_20_шрифт_20_абзаца"><text:span text:style-name="T28">STATIC_ROOT = os.path.join(BASE_DIR, </text:span></text:span><text:span text:style-name="Основной_20_шрифт_20_абзаца"><text:span text:style-name="T145">'staticfiles')</text:span></text:span></text:p>
      <text:list xml:id="list75927724490471" text:continue-numbering="true" text:style-name="L4">
        <text:list-item>
          <text:p text:style-name="P308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60">collectstatic</text:span></text:span></text:a><text:span text:style-name="Основной_20_шрифт_20_абзаца"><text:span text:style-name="T11">:</text:span></text:span></text:p>
        </text:list-item>
      </text:list>
      <text:p text:style-name="P125"><text:span text:style-name="Основной_20_шрифт_20_абзаца"><text:span text:style-name="T63">./manage.py collectstatic</text:span></text:span></text:p>
      <text:p text:style-name="P126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.</text:span></text:span></text:p>
      <text:list xml:id="list75928618259004" text:continue-numbering="true" text:style-name="L4">
        <text:list-item>
          <text:p text:style-name="P308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60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60">STATIC_URL</text:span></text:span></text:a><text:span text:style-name="Основной_20_шрифт_20_абзаца"><text:span text:style-name="T11">.</text:span></text:span></text:p>
        </text:list-item>
      </text:list>
      <text:p text:style-name="P126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82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7"/>
      <text:p text:style-name="P41"/>
      <text:p text:style-name="P29"><text:span text:style-name="Основной_20_шрифт_20_абзаца"><text:span text:style-name="T12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5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24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5">'/static/'</text:span></text:span></text:p>
      <text:p text:style-name="P128"/>
      <text:p text:style-name="P128"/>
      <text:p text:style-name="P129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5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5">'ENGINE'</text:span></text:span><text:span text:style-name="Основной_20_шрифт_20_абзаца"><text:span text:style-name="T23">: </text:span></text:span><text:span text:style-name="Основной_20_шрифт_20_абзаца"><text:span text:style-name="T95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NAME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USER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PASSWORD'</text:span></text:span><text:span text:style-name="Основной_20_шрифт_20_абзаца"><text:span text:style-name="T23">: </text:span></text:span><text:span text:style-name="Основной_20_шрифт_20_абзаца"><text:span text:style-name="T95">'</text:span></text:span><text:span text:style-name="Основной_20_шрифт_20_абзаца"><text:span text:style-name="T96">1234</text:span></text:span><text:span text:style-name="Основной_20_шрифт_20_абзаца"><text:span text:style-name="T95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5">'HOST'</text:span></text:span><text:span text:style-name="Основной_20_шрифт_20_абзаца"><text:span text:style-name="T23">: </text:span></text:span><text:span text:style-name="Основной_20_шрифт_20_абзаца"><text:span text:style-name="T95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5">'PORT'</text:span></text:span><text:span text:style-name="Основной_20_шрифт_20_абзаца"><text:span text:style-name="T23">: </text:span></text:span><text:span text:style-name="Основной_20_шрифт_20_абзаца"><text:span text:style-name="T95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0">При возникновении ошибки подключения базы данных:</text:p>
      <text:p text:style-name="P106"><text:span text:style-name="Основной_20_шрифт_20_абзаца"><text:span text:style-name="T183">File</text:span></text:span><text:span text:style-name="Основной_20_шрифт_20_абзаца"><text:span text:style-name="T185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86">django.core.exceptions.</text:span></text:span><text:span text:style-name="Основной_20_шрифт_20_абзаца"><text:span text:style-name="T184">ImproperlyConfigured</text:span></text:span><text:span text:style-name="Основной_20_шрифт_20_абзаца"><text:span text:style-name="T186">: </text:span></text:span><text:span text:style-name="Основной_20_шрифт_20_абзаца"><text:span text:style-name="T184">Error</text:span></text:span><text:span text:style-name="Основной_20_шрифт_20_абзаца"><text:span text:style-name="T186"> loading </text:span></text:span><text:span text:style-name="Основной_20_шрифт_20_абзаца"><text:span text:style-name="T184">MySQLdb</text:span></text:span><text:span text:style-name="Основной_20_шрифт_20_абзаца"><text:span text:style-name="T186"> module: </text:span></text:span><text:span text:style-name="Основной_20_шрифт_20_абзаца"><text:span text:style-name="T184">No</text:span></text:span><text:span text:style-name="Основной_20_шрифт_20_абзаца"><text:span text:style-name="T186"> module named 'MySQLdb'.</text:span></text:span></text:p>
      <text:p text:style-name="P28"><text:span text:style-name="Основной_20_шрифт_20_абзаца"><text:span text:style-name="T184">Did</text:span></text:span><text:span text:style-name="Основной_20_шрифт_20_абзаца"><text:span text:style-name="T186"> you install mysqlclient or </text:span></text:span><text:span text:style-name="Основной_20_шрифт_20_абзаца"><text:span text:style-name="T184">MySQL</text:span></text:span><text:span text:style-name="Основной_20_шрифт_20_абзаца"><text:span text:style-name="T186">-python?</text:span></text:span></text:p>
      <text:p text:style-name="P131">pip install pymysql</text:p>
      <text:p text:style-name="P131">Then, edit the __init__.py file in your project origin dir(the same as settings.py) <text:s/>add:</text:p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96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96" text:outline-level="3">truncatechars_html</text:h>
      <text:p text:style-name="Обычный"><text:span text:style-name="Заголовок1"><text:span text:style-name="T187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59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96" text:outline-level="3">truncatewords</text:h>
      <text:p text:style-name="Обычный">Обрезает строку после указанного количества слов.</text:p>
      <text:p text:style-name="P59"/>
      <text:h text:style-name="P296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9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9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23">django </text:span></text:span><text:span text:style-name="Основной_20_шрифт_20_абзаца"><text:span text:style-name="T82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15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15">required</text:span></text:span><text:span text:style-name="Основной_20_шрифт_20_абзаца"><text:span text:style-name="T23">=</text:span></text:span><text:span text:style-name="Основной_20_шрифт_20_абзаца"><text:span text:style-name="T82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63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92" text:outline-level="1"><text:span text:style-name="Основной_20_шрифт_20_абзаца"><text:span text:style-name="T64">QuerySet API</text:span></text:span></text:h>
      <text:p text:style-name="P46"/>
      <text:h text:style-name="P294" text:outline-level="3">Операторы фильтрации</text:h>
      <text:h text:style-name="P294" text:outline-level="3"><text:span text:style-name="Основной_20_шрифт_20_абзаца"><text:span text:style-name="T188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88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88">: </text:span></text:span><text:span text:style-name="Teletype">filter()</text:span><text:span text:style-name="Основной_20_шрифт_20_абзаца"><text:span text:style-name="T188">, </text:span></text:span><text:span text:style-name="Teletype">exclude()</text:span><text:span text:style-name="Основной_20_шрифт_20_абзаца"><text:span text:style-name="T188"> и </text:span></text:span><text:span text:style-name="Teletype">get()</text:span><text:span text:style-name="Основной_20_шрифт_20_абзаца"><text:span text:style-name="T188">.</text:span></text:span></text:h>
      <text:h text:style-name="P304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62">:</text:span></text:span></text:p>
      <text:p text:style-name="P134">Entry.objects.filter(id__in=[1, 3, 4])</text:p>
      <text:p text:style-name="Text_20_body">Аналог<text:span text:style-name="Основной_20_шрифт_20_абзаца"><text:span text:style-name="T162"> SQL:</text:span></text:span></text:p>
      <text:p text:style-name="P134">SELECT ... WHERE id IN (1, 3, 4);</text:p>
      <text:h text:style-name="P304" text:outline-level="4">gt</text:h>
      <text:p text:style-name="Text_20_body">Больше чем.</text:p>
      <text:p text:style-name="Text_20_body">Например:</text:p>
      <text:p text:style-name="P133">Entry.objects.filter(id__gt=4)</text:p>
      <text:p text:style-name="Text_20_body"><text:soft-page-break/>Аналог<text:span text:style-name="Основной_20_шрифт_20_абзаца"><text:span text:style-name="T162"> SQL:</text:span></text:span></text:p>
      <text:p text:style-name="P134">SELECT ... WHERE id &gt; 4;</text:p>
      <text:h text:style-name="P306" text:outline-level="4">gte</text:h>
      <text:p text:style-name="Text_20_body">Больше чем или равно.</text:p>
      <text:h text:style-name="P306" text:outline-level="4">lt</text:h>
      <text:p text:style-name="Text_20_body">Меньше чем.</text:p>
      <text:h text:style-name="P306" text:outline-level="4">lte</text:h>
      <text:p text:style-name="Text_20_body">Меньше чем или равно.</text:p>
      <text:p text:style-name="P133"/>
      <text:h text:style-name="P294" text:outline-level="3"><text:span text:style-name="Основной_20_шрифт_20_абзаца"><text:span text:style-name="T188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88">https://www.djbook.ru/rel1.8/ref/models/querysets.html</text:span></text:span></text:a></text:h>
      <text:h text:style-name="P295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9">Django использует юнит-тестовый модуль -</text:span></text:span><text:span text:style-name="apple-converted-space"><text:span text:style-name="T189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97">встроенный "обнаружитель" тестов</text:span></text:span></text:a><text:span text:style-name="Основной_20_шрифт_20_абзаца"><text:span text:style-name="T189">, который находит тесты в текущей рабочей директории, в любом файле с шаблонным именем</text:span></text:span><text:span text:style-name="Строгий"><text:span text:style-name="T190">test*.py</text:span></text:span><text:span text:style-name="Основной_20_шрифт_20_абзаца"><text:span text:style-name="T189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5">catalog/</text:p>
      <text:p text:style-name="P135"><text:s text:c="2"/>/tests/</text:p>
      <text:p text:style-name="P135"><text:s text:c="4"/>__init__.py</text:p>
      <text:p text:style-name="P135"><text:s text:c="4"/>test_models.py</text:p>
      <text:p text:style-name="P135"><text:s text:c="4"/>test_forms.py</text:p>
      <text:p text:style-name="P136"><text:span text:style-name="Основной_20_шрифт_20_абзаца"><text:span text:style-name="T192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82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2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98">@classmethod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49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82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9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82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9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82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4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84">print</text:span></text:span><text:span text:style-name="Основной_20_шрифт_20_абзаца"><text:span text:style-name="T23">(</text:span></text:span><text:span text:style-name="Основной_20_шрифт_20_абзаца"><text:span text:style-name="T95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50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38">1 </text:span></text:span><text:span text:style-name="Основной_20_шрифт_20_абзаца"><text:span text:style-name="T27">+ </text:span></text:span><text:span text:style-name="Основной_20_шрифт_20_абзаца"><text:span text:style-name="T138">1</text:span></text:span><text:span text:style-name="Основной_20_шрифт_20_абзаца"><text:span text:style-name="T27">, </text:span></text:span><text:span text:style-name="Основной_20_шрифт_20_абзаца"><text:span text:style-name="T138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4257289089" text:style-name="L5">
        <text:list-item>
          <text:p text:style-name="P302"><text:span text:style-name="Основной_20_шрифт_20_абзаца"><text:span text:style-name="T194">setUpTestData() </text:span></text:span><text:span text:style-name="Основной_20_шрифт_20_абзаца"><text:span text:style-name="T190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02"><text:span text:style-name="Основной_20_шрифт_20_абзаца"><text:span text:style-name="T194">SetUp() </text:span></text:span><text:span text:style-name="Основной_20_шрифт_20_абзаца"><text:span text:style-name="T190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95">Примечание</text:span></text:span><text:span text:style-name="Основной_20_шрифт_20_абзаца"><text:span text:style-name="T196">. Классы тестирования также содержат метод </text:span></text:span><text:span text:style-name="Основной_20_шрифт_20_абзаца"><text:span text:style-name="T194">tearDown()</text:span></text:span><text:span text:style-name="Основной_20_шрифт_20_абзаца"><text:span text:style-name="T196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94">TestCase</text:span></text:span><text:span text:style-name="Основной_20_шрифт_20_абзаца"><text:span text:style-name="T196"> автоматически разрывает соединения с ними.</text:span></text:span></text:p>
      <text:p text:style-name="P5"/>
      <text:p text:style-name="P5"/>
      <text:p text:style-name="P137">Простейшим способом запуска всех тестов является применение следующей команды:</text:p>
      <text:p text:style-name="P136"><text:span text:style-name="Основной_20_шрифт_20_абзаца"><text:span text:style-name="T193">python3 manage.py </text:span></text:span><text:span text:style-name="Основной_20_шрифт_20_абзаца"><text:span text:style-name="T200">test</text:span></text:span></text:p>
      <text:p text:style-name="P5"/>
      <text:p text:style-name="P101"/>
      <text:p text:style-name="Обычный"><text:span text:style-name="Основной_20_шрифт_20_абзаца"><text:span text:style-name="T190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91">verbosity</text:span></text:span><text:span text:style-name="Основной_20_шрифт_20_абзаца"><text:span text:style-name="T190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6"><text:span text:style-name="Основной_20_шрифт_20_абзаца"><text:span text:style-name="T192">python3 manage.py </text:span></text:span><text:span text:style-name="Основной_20_шрифт_20_абзаца"><text:span text:style-name="T201">test</text:span></text:span><text:span text:style-name="Основной_20_шрифт_20_абзаца"><text:span text:style-name="T192"> --verbosity </text:span></text:span><text:span text:style-name="Основной_20_шрифт_20_абзаца"><text:span text:style-name="T202">2</text:span></text:span></text:p>
      <text:p text:style-name="P100"/>
      <text:p text:style-name="P100"/>
      <text:p text:style-name="Обычный"><text:soft-page-break/><text:span text:style-name="Основной_20_шрифт_20_абзаца"><text:span text:style-name="T190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94">TestCase</text:span></text:span><text:span text:style-name="Основной_20_шрифт_20_абзаца"><text:span text:style-name="T190">, или методу:</text:span></text:span></text:p>
      <text:p text:style-name="P136"><text:span text:style-name="Основной_20_шрифт_20_абзаца"><text:span text:style-name="T192">python3 manage.py </text:span></text:span><text:span text:style-name="Основной_20_шрифт_20_абзаца"><text:span text:style-name="T201">test</text:span></text:span><text:span text:style-name="Основной_20_шрифт_20_абзаца"><text:span text:style-name="T192"> catalog.tests <text:s text:c="2"/></text:span></text:span><text:span text:style-name="Основной_20_шрифт_20_абзаца"><text:span text:style-name="T203"># Run the specified module</text:span></text:span></text:p>
      <text:p text:style-name="P136"><text:span text:style-name="Основной_20_шрифт_20_абзаца"><text:span text:style-name="T192">python3 manage.py </text:span></text:span><text:span text:style-name="Основной_20_шрифт_20_абзаца"><text:span text:style-name="T201">test</text:span></text:span><text:span text:style-name="Основной_20_шрифт_20_абзаца"><text:span text:style-name="T192"> catalog.tests.test_models <text:s/></text:span></text:span><text:span text:style-name="Основной_20_шрифт_20_абзаца"><text:span text:style-name="T203"># Run the specified module</text:span></text:span></text:p>
      <text:p text:style-name="P136"><text:span text:style-name="Основной_20_шрифт_20_абзаца"><text:span text:style-name="T192">python3 manage.py </text:span></text:span><text:span text:style-name="Основной_20_шрифт_20_абзаца"><text:span text:style-name="T201">test</text:span></text:span><text:span text:style-name="Основной_20_шрифт_20_абзаца"><text:span text:style-name="T192"> catalog.tests.test_models.YourTestClass </text:span></text:span><text:span text:style-name="Основной_20_шрифт_20_абзаца"><text:span text:style-name="T203"># Run the specified class</text:span></text:span></text:p>
      <text:p text:style-name="P136"><text:span text:style-name="Основной_20_шрифт_20_абзаца"><text:span text:style-name="T192">python3 manage.py </text:span></text:span><text:span text:style-name="Основной_20_шрифт_20_абзаца"><text:span text:style-name="T201">test</text:span></text:span><text:span text:style-name="Основной_20_шрифт_20_абзаца"><text:span text:style-name="T192"> catalog.tests.test_models.YourTestClass.test_one_plus_one_equals_two <text:s/></text:span></text:span><text:span text:style-name="Основной_20_шрифт_20_абзаца"><text:span text:style-name="T203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9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98" text:outline-level="3">Загрузка фикстур</text:h>
      <text:h text:style-name="P298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61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61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61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61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8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8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8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8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8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100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100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setUp(</text:span></text:span><text:span text:style-name="Основной_20_шрифт_20_абзаца"><text:span text:style-name="T15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8"># Test definitions as before.<text:line-break/></text:span></text:span><text:soft-page-break/><text:span text:style-name="Основной_20_шрифт_20_абзаца"><text:span text:style-name="T128"> <text:s text:c="7"/></text:span></text:span><text:span text:style-name="Основной_20_шрифт_20_абзаца"><text:span text:style-name="T33">call_setup_methods()<text:line-break/><text:line-break/> <text:s text:c="3"/></text:span></text:span><text:span text:style-name="Основной_20_шрифт_20_абзаца"><text:span text:style-name="T88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51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8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2">Что произойдет:</text:p>
      <text:list xml:id="list1236703296" text:style-name="L6">
        <text:list-item>
          <text:p text:style-name="P303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61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61">migrate</text:span></text:span></text:a><text:span text:style-name="Основной_20_шрифт_20_абзаца"><text:span text:style-name="T54">.</text:span></text:span></text:p>
        </text:list-item>
        <text:list-item>
          <text:p text:style-name="P303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61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61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61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80">По умолчанию фикстуры загружаются в базу данных </text:span></text:span><text:span text:style-name="Основной_20_шрифт_20_абзаца"><text:span text:style-name="T161">default</text:span></text:span><text:span text:style-name="Основной_20_шрифт_20_абзаца"><text:span text:style-name="T180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61">multi_db=True</text:span></text:span></text:a><text:span text:style-name="Основной_20_шрифт_20_абзаца"><text:span text:style-name="T180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204">В django есть возможность сделать так, чтобы данные автоматически вставлялись в базу данных при</text:span></text:span><text:span text:style-name="apple-converted-space"><text:span text:style-name="T204"> </text:span></text:span><text:span text:style-name="Основной_20_шрифт_20_абзаца"><text:span text:style-name="T205">syncdb</text:span></text:span><text:span text:style-name="apple-converted-space"><text:span text:style-name="T204"> </text:span></text:span><text:span text:style-name="Основной_20_шрифт_20_абзаца"><text:span text:style-name="T204">проекта.</text:span></text:span><text:span text:style-name="Основной_20_шрифт_20_абзаца"><text:span text:style-name="T206"><text:line-break/></text:span></text:span><text:span text:style-name="Основной_20_шрифт_20_абзаца"><text:span text:style-name="T204">Для этого существуют</text:span></text:span><text:span text:style-name="apple-converted-space"><text:span text:style-name="T204"> </text:span></text:span><text:span text:style-name="Основной_20_шрифт_20_абзаца"><text:span text:style-name="T207">fixtures</text:span></text:span><text:span text:style-name="apple-converted-space"><text:span text:style-name="T204"> </text:span></text:span><text:span text:style-name="Основной_20_шрифт_20_абзаца"><text:span text:style-name="T204">- представления данных ваших приложений в форматах .json/.xml/.yaml</text:span></text:span><text:span text:style-name="Основной_20_шрифт_20_абзаца"><text:span text:style-name="T206"><text:line-break/><text:line-break/></text:span></text:span></text:p>
      <text:h text:style-name="P307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71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206"><text:line-break/></text:span></text:span><text:span text:style-name="Основной_20_шрифт_20_абзаца"><text:span text:style-name="T204">По умолчанию фикстуры нужно хранить в папке</text:span></text:span><text:span text:style-name="apple-converted-space"><text:span text:style-name="T204"> </text:span></text:span><text:span text:style-name="Основной_20_шрифт_20_абзаца"><text:span text:style-name="T205">fixtures</text:span></text:span><text:span text:style-name="Основной_20_шрифт_20_абзаца"><text:span text:style-name="T204">, которую нужно создать внутри каждого приложения.</text:span></text:span><text:span text:style-name="Основной_20_шрифт_20_абзаца"><text:span text:style-name="T206"><text:line-break/></text:span></text:span><text:span text:style-name="Основной_20_шрифт_20_абзаца"><text:span text:style-name="T204">Если фикстуры сохраняются в файл с названием</text:span></text:span><text:span text:style-name="apple-converted-space"><text:span text:style-name="T204"> </text:span></text:span><text:span text:style-name="Основной_20_шрифт_20_абзаца"><text:span text:style-name="T205">initial_data</text:span></text:span><text:span text:style-name="Основной_20_шрифт_20_абзаца"><text:span text:style-name="T204">, то при каждом</text:span></text:span><text:span text:style-name="apple-converted-space"><text:span text:style-name="T204"> </text:span></text:span><text:span text:style-name="Основной_20_шрифт_20_абзаца"><text:span text:style-name="T205">syncdb</text:span></text:span><text:span text:style-name="apple-converted-space"><text:span text:style-name="T204"> </text:span></text:span><text:span text:style-name="Основной_20_шрифт_20_абзаца"><text:span text:style-name="T204">фикстуры будут загружаться в базу данных вашего проекта.</text:span></text:span><text:span text:style-name="Основной_20_шрифт_20_абзаца"><text:span text:style-name="T206"><text:line-break/><text:line-break/></text:span></text:span></text:p>
      <text:h text:style-name="P307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71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206"><text:line-break/></text:span></text:span><text:span text:style-name="Основной_20_шрифт_20_абзаца"><text:span text:style-name="T204">Здесь мы вручную загружаем в базу данных приложения</text:span></text:span><text:span text:style-name="apple-converted-space"><text:span text:style-name="T204"> </text:span></text:span><text:span text:style-name="Основной_20_шрифт_20_абзаца"><text:span text:style-name="T205">myapp</text:span></text:span><text:span text:style-name="apple-converted-space"><text:span text:style-name="T204"> </text:span></text:span><text:span text:style-name="Основной_20_шрифт_20_абзаца"><text:span text:style-name="T204">данные, сохраненные в файле</text:span></text:span><text:span text:style-name="apple-converted-space"><text:span text:style-name="T204"> </text:span></text:span><text:span text:style-name="Основной_20_шрифт_20_абзаца"><text:span text:style-name="T205">myfix.json</text:span></text:span></text:p>
      <text:p text:style-name="P102"/>
      <text:p text:style-name="P102"><text:soft-page-break/></text:p>
      <text:p text:style-name="P102"/>
      <text:p text:style-name="P102"/>
      <text:p text:style-name="P29"><text:span text:style-name="Основной_20_шрифт_20_абзаца"><text:span text:style-name="T82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82">with </text:span></text:span><text:span text:style-name="Основной_20_шрифт_20_абзаца"><text:span text:style-name="T84">open</text:span></text:span><text:span text:style-name="Основной_20_шрифт_20_абзаца"><text:span text:style-name="T23">(</text:span></text:span><text:span text:style-name="Основной_20_шрифт_20_абзаца"><text:span text:style-name="T95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5">'r'</text:span></text:span><text:span text:style-name="Основной_20_шрифт_20_абзаца"><text:span text:style-name="T23">, </text:span></text:span><text:span text:style-name="Основной_20_шрифт_20_абзаца"><text:span text:style-name="T115">encoding</text:span></text:span><text:span text:style-name="Основной_20_шрифт_20_абзаца"><text:span text:style-name="T23">=</text:span></text:span><text:span text:style-name="Основной_20_шрифт_20_абзаца"><text:span text:style-name="T95">'utf-8'</text:span></text:span><text:span text:style-name="Основной_20_шрифт_20_абзаца"><text:span text:style-name="T23">) </text:span></text:span><text:span text:style-name="Основной_20_шрифт_20_абзаца"><text:span text:style-name="T82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84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15">indent</text:span></text:span><text:span text:style-name="Основной_20_шрифт_20_абзаца"><text:span text:style-name="T23">=</text:span></text:span><text:span text:style-name="Основной_20_шрифт_20_абзаца"><text:span text:style-name="T135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73"/></text:span></text:p>
      <text:p text:style-name="P97"><text:span text:style-name="Основной_20_шрифт_20_абзаца"><text:span text:style-name="T173"/></text:span></text:p>
      <text:p text:style-name="P314"><text:span text:style-name="Основной_20_шрифт_20_абзаца"><text:span text:style-name="T323">Разрешить доступ:</text:span></text:span></text:p>
      <text:p text:style-name="P312"><text:a xlink:type="simple" xlink:href="https://www.google.com/settings/security/lesssecureapps" text:style-name="Internet_20_link" text:visited-style-name="Visited_20_Internet_20_Link"><text:span text:style-name="T322">https://www.google.com/settings/security/lesssecureapps</text:span></text:a></text:p>
      <text:p text:style-name="P312"/>
      <text:p text:style-name="P104">/send_email/send_email/settings.py:</text:p>
      <text:p text:style-name="P29"><text:span text:style-name="Основной_20_шрифт_20_абзаца"><text:span text:style-name="T129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9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101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101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101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40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9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101">"name"</text:span></text:span><text:span text:style-name="Основной_20_шрифт_20_абзаца"><text:span text:style-name="T35">, </text:span></text:span><text:span text:style-name="Основной_20_шрифт_20_абзаца"><text:span text:style-name="T101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 </text:span></text:span><text:span text:style-name="Основной_20_шрифт_20_абзаца"><text:span text:style-name="T89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29">"""Email subscription form."""<text:line-break/> <text:s text:c="3"/></text:span></text:span><text:span text:style-name="Основной_20_шрифт_20_абзаца"><text:span text:style-name="T89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101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9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29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7">max_length</text:span></text:span><text:span text:style-name="Основной_20_шрифт_20_абзаца"><text:span text:style-name="T35">=</text:span></text:span><text:span text:style-name="Основной_20_шрифт_20_абзаца"><text:span text:style-name="T140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7">max_length</text:span></text:span><text:span text:style-name="Основной_20_шрифт_20_абзаца"><text:span text:style-name="T35">=</text:span></text:span><text:span text:style-name="Основной_20_шрифт_20_абзаца"><text:span text:style-name="T140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148">__str__</text:span></text:span><text:span text:style-name="Основной_20_шрифт_20_абзаца"><text:span text:style-name="T35">(</text:span></text:span><text:span text:style-name="Основной_20_шрифт_20_абзаца"><text:span text:style-name="T152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152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9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9">import </text:span></text:span><text:span text:style-name="Основной_20_шрифт_20_абзаца"><text:span text:style-name="T35">settings<text:line-break/><text:line-break/></text:span></text:span><text:soft-page-break/><text:span text:style-name="Основной_20_шрифт_20_абзаца"><text:span text:style-name="T89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Вы</text:span></text:span><text:span text:style-name="Основной_20_шрифт_20_абзаца"><text:span text:style-name="T101"> </text:span></text:span><text:span text:style-name="Основной_20_шрифт_20_абзаца"><text:span text:style-name="T102">подписались</text:span></text:span><text:span text:style-name="Основной_20_шрифт_20_абзаца"><text:span text:style-name="T101"> </text:span></text:span><text:span text:style-name="Основной_20_шрифт_20_абзаца"><text:span text:style-name="T102">на</text:span></text:span><text:span text:style-name="Основной_20_шрифт_20_абзаца"><text:span text:style-name="T101"> </text:span></text:span><text:span text:style-name="Основной_20_шрифт_20_абзаца"><text:span text:style-name="T102">рассылку</text:span></text:span><text:span text:style-name="Основной_20_шрифт_20_абзаца"><text:span text:style-name="T101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101">'</text:span></text:span><text:span text:style-name="Основной_20_шрифт_20_абзаца"><text:span text:style-name="T102">Мы</text:span></text:span><text:span text:style-name="Основной_20_шрифт_20_абзаца"><text:span text:style-name="T101"> </text:span></text:span><text:span text:style-name="Основной_20_шрифт_20_абзаца"><text:span text:style-name="T102">будем</text:span></text:span><text:span text:style-name="Основной_20_шрифт_20_абзаца"><text:span text:style-name="T101"> </text:span></text:span><text:span text:style-name="Основной_20_шрифт_20_абзаца"><text:span text:style-name="T102">присылать</text:span></text:span><text:span text:style-name="Основной_20_шрифт_20_абзаца"><text:span text:style-name="T101"> </text:span></text:span><text:span text:style-name="Основной_20_шрифт_20_абзаца"><text:span text:style-name="T102">Вам</text:span></text:span><text:span text:style-name="Основной_20_шрифт_20_абзаца"><text:span text:style-name="T101"> </text:span></text:span><text:span text:style-name="Основной_20_шрифт_20_абзаца"><text:span text:style-name="T102">много</text:span></text:span><text:span text:style-name="Основной_20_шрифт_20_абзаца"><text:span text:style-name="T101"> </text:span></text:span><text:span text:style-name="Основной_20_шрифт_20_абзаца"><text:span text:style-name="T102">спама</text:span></text:span><text:span text:style-name="Основной_20_шрифт_20_абзаца"><text:span text:style-name="T101">.'</text:span></text:span><text:span text:style-name="Основной_20_шрифт_20_абзаца"><text:span text:style-name="T35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17">fail_silently</text:span></text:span><text:span text:style-name="Основной_20_шрифт_20_абзаца"><text:span text:style-name="T35">=</text:span></text:span><text:span text:style-name="Основной_20_шрифт_20_абзаца"><text:span text:style-name="T89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view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101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7">name</text:span></text:span><text:span text:style-name="Основной_20_шрифт_20_абзаца"><text:span text:style-name="T35">=</text:span></text:span><text:span text:style-name="Основной_20_шрифт_20_абзаца"><text:span text:style-name="T101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71">views.py:</text:span></text:span><text:span text:style-name="Основной_20_шрифт_20_абзаца"><text:span text:style-name="T127">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9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form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models </text:span></text:span><text:span text:style-name="Основной_20_шрифт_20_абзаца"><text:span text:style-name="T89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.service </text:span></text:span><text:span text:style-name="Основной_20_шрифт_20_абзаца"><text:span text:style-name="T89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29"><text:line-break/></text:span></text:span><text:span text:style-name="Основной_20_шрифт_20_абзаца"><text:span text:style-name="T89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29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101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101">'main/contact.html'<text:line-break/><text:line-break/> <text:s text:c="3"/></text:span></text:span><text:span text:style-name="Основной_20_шрифт_20_абзаца"><text:span text:style-name="T89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52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29"><text:line-break/> <text:s text:c="7"/></text:span></text:span><text:span text:style-name="Основной_20_шрифт_20_абзаца"><text:span text:style-name="T89">return </text:span></text:span><text:span text:style-name="Основной_20_шрифт_20_абзаца"><text:span text:style-name="T91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41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tml </text:span></text:span><text:span text:style-name="Основной_20_шрифт_20_абзаца"><text:span text:style-name="T141">lang</text:span></text:span><text:span text:style-name="Основной_20_шрифт_20_абзаца"><text:span text:style-name="T146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meta </text:span></text:span><text:span text:style-name="Основной_20_шрифт_20_абзаца"><text:span text:style-name="T141">charset</text:span></text:span><text:span text:style-name="Основной_20_шрифт_20_абзаца"><text:span text:style-name="T146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90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90">form </text:span></text:span><text:span text:style-name="Основной_20_шрифт_20_абзаца"><text:span text:style-name="T141">action</text:span></text:span><text:span text:style-name="Основной_20_шрифт_20_абзаца"><text:span text:style-name="T146">="{% url 'contact' %}" </text:span></text:span><text:span text:style-name="Основной_20_шрифт_20_абзаца"><text:span text:style-name="T141">method</text:span></text:span><text:span text:style-name="Основной_20_шрифт_20_абзаца"><text:span text:style-name="T146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90">button </text:span></text:span><text:span text:style-name="Основной_20_шрифт_20_абзаца"><text:span text:style-name="T141">type</text:span></text:span><text:span text:style-name="Основной_20_шрифт_20_абзаца"><text:span text:style-name="T146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90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90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90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71">/send_email/send_email/urls.py:</text:span></text:span></text:p>
      <text:p text:style-name="P29"><text:span text:style-name="Основной_20_шрифт_20_абзаца"><text:span text:style-name="T89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9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9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9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101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101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101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09">Контроллеры-классы</text:p>
      <text:p text:style-name="P111"/>
      <text:p text:style-name="P111"/>
      <text:p text:style-name="P147"><text:soft-page-break/>CreateView</text:p>
      <text:p text:style-name="P150">Выводит форму, проверяет введенные данные в нее и создает на их основе новую запись.</text:p>
      <text:p text:style-name="P150"/>
      <text:p text:style-name="P140"><text:span text:style-name="T210">from </text:span><text:span text:style-name="T229">django.views.generic.edit </text:span><text:span text:style-name="T210">import </text:span><text:span text:style-name="T229">CreateView</text:span></text:p>
      <text:p text:style-name="P155"/>
      <text:p text:style-name="P145"/>
      <text:p text:style-name="P145"><text:span text:style-name="T208">class </text:span><text:span text:style-name="T8">BbCreateView</text:span>(CreateView):<text:line-break/> <text:s text:c="3"/><text:span text:style-name="T281"># Атрибут, задает ссылку на класс модели, на основе которой будет создана форма</text:span><text:line-break/><text:span text:style-name="T262"> <text:s text:c="3"/></text:span>model = Bb<text:line-break/><text:line-break/> <text:s text:c="3"/><text:span text:style-name="T281"># Атрибут, указывает последовательность имен полей модели, который должны</text:span><text:span text:style-name="T300"><text:line-break/></text:span><text:span text:style-name="T281"> <text:s text:c="3"/># присутствовать в форме. Можно указать либо модель и список ее полей</text:span><text:span text:style-name="T300"><text:line-break/></text:span><text:span text:style-name="T281"> <text:s text:c="3"/># в атрибутах model и fields, либо непостедственно класс формы</text:span><text:span text:style-name="T300"><text:line-break/></text:span><text:span text:style-name="T281"> <text:s text:c="3"/># в атрибуте form_class, но никак не одновременно и то, и другое.</text:span><text:span text:style-name="T300"><text:line-break/></text:span><text:span text:style-name="T281"> <text:s text:c="3"/># Если указан атрибут model, то обязательно слудует задать также и</text:span><text:span text:style-name="T300"><text:line-break/></text:span><text:span text:style-name="T281"> <text:s text:c="3"/># атрибут fields.</text:span><text:line-break/><text:span text:style-name="T262"> <text:s text:c="3"/></text:span>fields = [<text:span text:style-name="T108">'title'</text:span>, <text:span text:style-name="T108">'content'</text:span>, <text:span text:style-name="T108">'price'</text:span>, <text:span text:style-name="T108">'kind'</text:span>, <text:span text:style-name="T108">'rubric'</text:span>]<text:line-break/><text:line-break/> <text:s text:c="3"/><text:span text:style-name="T281"># путь к файлу шаблона, создающего страницу с формой;</text:span><text:span text:style-name="T300"><text:line-break/></text:span><text:span text:style-name="T281"> <text:s text:c="3"/># По умолчанию к названии модели добавляется суффикс '_form',</text:span><text:span text:style-name="T300"><text:line-break/></text:span><text:span text:style-name="T281"> <text:s text:c="3"/># В данном случает будет 'bb_form'.</text:span><text:line-break/><text:span text:style-name="T262"> <text:s text:c="3"/></text:span>template_name = <text:span text:style-name="T108">'bboard/bb_create.html'</text:span><text:line-break/><text:line-break/><text:span text:style-name="T108"> <text:s text:c="2"/></text:span><text:span text:style-name="T109"><text:s/></text:span><text:span text:style-name="T281"># Атрибут, хранящий словарь с изначальными данными для занесения в только</text:span><text:span text:style-name="T300"><text:line-break/></text:span><text:span text:style-name="T281"> <text:s text:c="3"/># что созданную форму. Ключи элементов этого словаря должны</text:span><text:span text:style-name="T300"><text:line-break/></text:span><text:span text:style-name="T281"> <text:s text:c="3"/># соответствовать полям формы, а значения элементов зададут значения полей</text:span><text:line-break/><text:span text:style-name="T262"> <text:s text:c="3"/></text:span>initial = {<text:span text:style-name="T108">'price'</text:span>: <text:span text:style-name="T294">0.0</text:span>}<text:line-break/><text:line-break/> <text:s text:c="3"/><text:span text:style-name="T281"># ссылка на класс формы, связанной с моделью;</text:span><text:span text:style-name="T300"><text:line-break/></text:span><text:span text:style-name="T281"> <text:s text:c="3"/># form_class = BbForm</text:span><text:line-break/><text:line-break/><text:span text:style-name="T262"> <text:s text:c="3"/></text:span><text:span text:style-name="T281"># интернет-адрес для перенаправления после успешного сохранения данных;</text:span><text:line-break/><text:span text:style-name="T262"> <text:s text:c="3"/></text:span>success_url = reverse_lazy(<text:span text:style-name="T108">'index'</text:span>)</text:p>
      <text:p text:style-name="P112"/>
      <text:p text:style-name="P112"/>
      <text:p text:style-name="P112"/>
      <text:p text:style-name="P149">ListView</text:p>
      <text:p text:style-name="P142"><text:span text:style-name="T238">К</text:span><text:span text:style-name="T237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80"/>
      <text:p text:style-name="P171"># views.py</text:p>
      <text:p text:style-name="P180"><text:span text:style-name="T208">from </text:span>django.views.generic.list <text:span text:style-name="T208">import </text:span>ListView</text:p>
      <text:p text:style-name="P143"/>
      <text:p text:style-name="P139"><text:span text:style-name="T214">class </text:span><text:span text:style-name="T66">BbByRubricListView</text:span><text:span text:style-name="T229">(ListView):</text:span><text:line-break/><text:span text:style-name="T229"> <text:s text:c="3"/></text:span><text:span text:style-name="T278"># Задает модель</text:span><text:line-break/><text:span text:style-name="T263"> <text:s text:c="3"/></text:span><text:span text:style-name="T229">model = Bb</text:span><text:line-break/><text:line-break/><text:span text:style-name="T229"> <text:s text:c="3"/></text:span><text:span text:style-name="T278"># Указывает либо диспечер записей (Manager), либо исходный набор</text:span><text:span text:style-name="T293"><text:line-break/></text:span><text:span text:style-name="T278"> <text:s text:c="3"/># записей (QuerySet), из которого будут извлекаться записи.</text:span><text:line-break/><text:span text:style-name="T263"> <text:s text:c="3"/></text:span><text:span text:style-name="T229">queryset = Bb.objects.all()</text:span><text:line-break/><text:line-break/><text:span text:style-name="T229"> <text:s text:c="3"/></text:span><text:span text:style-name="T278"># Если не указан путь к шаблону - значит, класс будет искать шаблон</text:span><text:span text:style-name="T293"><text:line-break/></text:span><text:span text:style-name="T278"> <text:s text:c="3"/># со сформированныйм по умолчанию путем.</text:span><text:span text:style-name="T293"><text:line-break/></text:span><text:span text:style-name="T278"> <text:s text:c="3"/># В данном примере будет путь 'bb_list.html'</text:span><text:line-break/><text:span text:style-name="T263"> <text:s text:c="3"/></text:span><text:span text:style-name="T229">template_name = </text:span><text:span text:style-name="T210">None</text:span><text:line-break/><text:line-break/><text:span text:style-name="T210"> <text:s text:c="3"/></text:span><text:span text:style-name="T278"># Атрибут, хранящий строку с суфиксом, который будет добавлен к</text:span><text:span text:style-name="T293"><text:line-break/></text:span><text:span text:style-name="T278"> <text:s text:c="3"/># автоматически сгенерированному пути к шаблону (по умолчанию: '_list').</text:span><text:line-break/><text:span text:style-name="T263"> <text:s text:c="3"/></text:span><text:span text:style-name="T229">template_name_suffix = </text:span><text:span text:style-name="T103">'_list'</text:span><text:line-break/><text:line-break/><text:span text:style-name="T103"> <text:s text:c="3"/></text:span><text:span text:style-name="T278"># template_engine = None</text:span><text:span text:style-name="T293"><text:line-break/></text:span><text:span text:style-name="T278"> <text:s text:c="3"/># response_class = TemplateResponse</text:span><text:span text:style-name="T293"><text:line-break/></text:span><text:soft-page-break/><text:span text:style-name="T278"> <text:s text:c="3"/># content_type = None</text:span><text:span text:style-name="T293"><text:line-break/><text:line-break/></text:span><text:span text:style-name="T278"> <text:s text:c="3"/># Атрибут. Значение True разрешает извлечение 'пустой', т.е. не содержащей</text:span><text:span text:style-name="T293"><text:line-break/></text:span><text:span text:style-name="T278"> <text:s text:c="3"/># ни одной записи, части пагинатора (поведение по умолчанию).</text:span><text:span text:style-name="T293"><text:line-break/></text:span><text:span text:style-name="T278"> <text:s text:c="3"/># Значение False, напротив, предписывает при попытке извленчения 'пустой'</text:span><text:span text:style-name="T293"><text:line-break/></text:span><text:span text:style-name="T278"> <text:s text:c="3"/># части возбуждать исключение Http404.</text:span><text:line-break/><text:span text:style-name="T263"> <text:s text:c="3"/></text:span><text:span text:style-name="T229">allow_empty = </text:span><text:span text:style-name="T210">True</text:span><text:line-break/><text:line-break/><text:span text:style-name="T210"> <text:s text:c="2"/></text:span><text:span text:style-name="T211"><text:s/></text:span><text:span text:style-name="T278"># Атрибут, задающий целочисленное количество записей в одной части паринатора.</text:span><text:span text:style-name="T293"><text:line-break/></text:span><text:span text:style-name="T278"> <text:s text:c="3"/># Если не указан или его значение равно None, набор записей</text:span><text:span text:style-name="T293"><text:line-break/></text:span><text:span text:style-name="T278"> <text:s text:c="3"/># не будет разбиваться на части.</text:span><text:line-break/><text:span text:style-name="T263"> <text:s text:c="3"/></text:span><text:span text:style-name="T229">paginate_by = </text:span><text:span text:style-name="T210">None</text:span><text:line-break/><text:line-break/><text:span text:style-name="T210"> <text:s text:c="3"/></text:span><text:span text:style-name="T278"># Атрибут, задающий целочисленное минимальное число записей, которые могут</text:span><text:span text:style-name="T293"><text:line-break/></text:span><text:span text:style-name="T278"> <text:s text:c="3"/># присутствовать в последней части пагинатора.</text:span><text:span text:style-name="T293"><text:line-break/></text:span><text:span text:style-name="T278"> <text:s text:c="3"/># Если последняя часть пагинатора содержит меньше записей,</text:span><text:span text:style-name="T293"><text:line-break/></text:span><text:span text:style-name="T278"> <text:s text:c="3"/># то оставшиеся запису будут выведены в предыдущей части.</text:span><text:span text:style-name="T293"><text:line-break/></text:span><text:span text:style-name="T278"> <text:s text:c="3"/># Если задать значение 0, то в последней части может присутствовать сколько</text:span><text:span text:style-name="T293"><text:line-break/></text:span><text:span text:style-name="T278"> <text:s text:c="3"/># угодно записей (поведение по умолчани).</text:span><text:line-break/><text:span text:style-name="T263"> <text:s text:c="3"/></text:span><text:span text:style-name="T229">paginate_orphans = </text:span><text:span text:style-name="T295">0</text:span><text:line-break/><text:line-break/><text:span text:style-name="T295"> <text:s text:c="3"/></text:span><text:span text:style-name="T278"># Задает имя переменной контекста шаблона, в которой будет сохранена</text:span><text:span text:style-name="T293"><text:line-break/></text:span><text:span text:style-name="T278"> <text:s text:c="3"/># найденная запись.</text:span></text:p>
      <text:p text:style-name="P139"><text:span text:style-name="T278"><text:s text:c="4"/></text:span><text:span text:style-name="T279"># </text:span><text:span text:style-name="T278">По умолчанию в контексте шаблона будет создана переменная с названием<text:line-break/> <text:s text:c="3"/># класса модели, </text:span><text:span text:style-name="T280">с суфиксом „_list“</text:span><text:span text:style-name="T278">в данном случае будет созданна переменная bb_</text:span><text:span text:style-name="T280">list</text:span><text:span text:style-name="T278">,<text:line-break/> <text:s text:c="3"/># хранящая найденную запись, а также переменную object_</text:span><text:span text:style-name="T280">list</text:span><text:span text:style-name="T278">, чтобы успешно <text:line-break/> <text:s text:c="3"/># работали наследуемые им примеси.</text:span><text:line-break/><text:span text:style-name="T263"> <text:s text:c="3"/></text:span><text:span text:style-name="T229">context_object_name = </text:span><text:span text:style-name="T210">None</text:span><text:line-break/><text:line-break/><text:span text:style-name="T210"> <text:s text:c="3"/></text:span><text:span text:style-name="T278"># Атрибут, указывающий класс используемого пагинатора</text:span><text:span text:style-name="T293"><text:line-break/></text:span><text:span text:style-name="T278"> <text:s text:c="3"/># (по умолчанию: Paginator из модуля django.core.paginator).</text:span><text:span text:style-name="T293"><text:line-break/></text:span><text:span text:style-name="T278"> <text:s text:c="3"/># paginator_class = Paginator</text:span><text:span text:style-name="T293"><text:line-break/><text:line-break/></text:span><text:span text:style-name="T278"> <text:s text:c="3"/># Указыввает имя URL- или GET-параметра, через который будет передаваться</text:span><text:line-break/><text:span text:style-name="T263"> <text:s/></text:span><text:span text:style-name="T278"><text:s text:c="2"/># номер выводимой части пагинатора, в виде строки (по умолчанию: "page").</text:span><text:line-break/><text:span text:style-name="T263"> <text:s text:c="3"/></text:span><text:span text:style-name="T229">page_kwarg = </text:span><text:span text:style-name="T103">'page'</text:span><text:line-break/><text:line-break/><text:span text:style-name="T103"> <text:s text:c="3"/></text:span><text:span text:style-name="T278"># Задает параметры сортировки записей. Значение может быть указано в виде:</text:span><text:span text:style-name="T293"><text:line-break/></text:span><text:span text:style-name="T278"> <text:s text:c="3"/># <text:s text:c="3"/>- строки с именем поля, для сортироваки толдько по этому полю.</text:span><text:span text:style-name="T293"><text:line-break/></text:span><text:span text:style-name="T278"> <text:s text:c="3"/># По умолчанию будет выполняться сортировака по возврастанию значения поля.</text:span><text:span text:style-name="T293"><text:line-break/></text:span><text:span text:style-name="T278"> <text:s text:c="3"/># Чтобы указать сортировку по убыванию, нужно предварить имя поля</text:span><text:span text:style-name="T293"><text:line-break/></text:span><text:span text:style-name="T278"> <text:s text:c="3"/># символом "минус".</text:span><text:span text:style-name="T293"><text:line-break/></text:span><text:span text:style-name="T278"> <text:s text:c="3"/># <text:s text:c="3"/>- последовательности строк с именами полей - для сортировки сразу</text:span><text:span text:style-name="T293"><text:line-break/></text:span><text:span text:style-name="T278"> <text:s text:c="3"/># по нескольким полям.</text:span><text:line-break/><text:span text:style-name="T263"> <text:s text:c="3"/></text:span><text:span text:style-name="T229">ordering = </text:span><text:span text:style-name="T210">None</text:span></text:p>
      <text:p text:style-name="P154"/>
      <text:p text:style-name="P138"><text:span text:style-name="T211"><text:s text:c="4"/></text:span><text:span text:style-name="T278"># Метод, возвращает исходый набор записей (QuerySet), </text:span><text:span text:style-name="T293"><text:line-break/> <text:s text:c="3"/></text:span><text:span text:style-name="T278"># из которого будут извлекаться записи.</text:span><text:line-break/> <text:s text:c="3"/><text:span text:style-name="T210">def </text:span><text:span text:style-name="T66">get_queryset</text:span><text:span text:style-name="T229">(</text:span><text:span text:style-name="T153">self</text:span><text:span text:style-name="T229">):</text:span><text:line-break/><text:span text:style-name="T229"> <text:s text:c="7"/></text:span><text:span text:style-name="T210">return </text:span><text:span text:style-name="T229">Bb.objects.filter(</text:span><text:span text:style-name="T118">rubric</text:span><text:span text:style-name="T229">=</text:span><text:span text:style-name="T153">self</text:span><text:span text:style-name="T229">.kwargs[</text:span><text:span text:style-name="T103">'pk'</text:span><text:span text:style-name="T229">])</text:span></text:p>
      <text:p text:style-name="P181"/>
      <text:p text:style-name="P144"/>
      <text:p text:style-name="P113">DetailView</text:p>
      <text:p text:style-name="P114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0"/>
      <text:p text:style-name="P172"># views.py</text:p>
      <text:p text:style-name="P199"><text:span text:style-name="T209">from </text:span><text:span text:style-name="T227">django.views.generic.detail </text:span><text:span text:style-name="T209">import </text:span><text:span text:style-name="T227">DetailView</text:span></text:p>
      <text:p text:style-name="P141"><text:line-break/><text:span text:style-name="T209">class </text:span><text:span text:style-name="T65">BbDetailView_</text:span><text:span text:style-name="T227">(DetailView):</text:span><text:line-break/><text:span text:style-name="T227"> <text:s text:c="3"/></text:span><text:span text:style-name="T275"># Задает модель (обязателен к заполнению)</text:span><text:line-break/><text:span text:style-name="T262"> <text:s text:c="3"/></text:span><text:span text:style-name="T227">model = Bb</text:span><text:line-break/><text:span text:style-name="T227"> <text:s text:c="3"/></text:span><text:span text:style-name="T275"># Если не указан путь к шаблону - значит, класс будет искать шаблон</text:span><text:span text:style-name="T293"><text:line-break/></text:span><text:soft-page-break/><text:span text:style-name="T275"> <text:s text:c="3"/># со сформированныйм по умолчанию путем.</text:span><text:span text:style-name="T293"><text:line-break/></text:span><text:span text:style-name="T275"> <text:s text:c="3"/># В данном примере будет путь 'bb_detail.html'</text:span><text:line-break/><text:span text:style-name="T262"> <text:s text:c="3"/></text:span><text:span text:style-name="T227">template_name = </text:span><text:span text:style-name="T209">None</text:span><text:line-break/><text:span text:style-name="T209"> <text:s text:c="3"/></text:span><text:span text:style-name="T275"># Задает имя поля модели, в котором хранится слаг (по умолчанию: 'slug')</text:span><text:line-break/><text:span text:style-name="T262"> <text:s text:c="3"/></text:span><text:span text:style-name="T227">slug_field = </text:span><text:span text:style-name="T103">'slug'</text:span><text:line-break/><text:span text:style-name="T103"> <text:s text:c="3"/></text:span><text:span text:style-name="T275"># Задает имя URL-параметра, через который контроллер-класс получит</text:span><text:span text:style-name="T293"><text:line-break/></text:span><text:span text:style-name="T275"> <text:s text:c="3"/># слаг (по умолчанию: 'slug')</text:span><text:line-break/><text:span text:style-name="T262"> <text:s text:c="3"/></text:span><text:span text:style-name="T227">slug_url_kwarg = </text:span><text:span text:style-name="T103">'slug'</text:span><text:line-break/><text:span text:style-name="T103"> <text:s text:c="3"/></text:span><text:span text:style-name="T275"># Задает июя URL-параметра, через который контроллер-класс получит</text:span><text:span text:style-name="T293"><text:line-break/></text:span><text:span text:style-name="T275"> <text:s text:c="3"/># ключ записи (по умолчанию: 'p</text:span><text:span text:style-name="T277">k</text:span><text:span text:style-name="T275">')</text:span><text:line-break/><text:span text:style-name="T262"> <text:s text:c="3"/></text:span><text:span text:style-name="T227">pk_url_kwarg = </text:span><text:span text:style-name="T103">'pk'</text:span><text:line-break/><text:span text:style-name="T103"> <text:s text:c="3"/></text:span><text:span text:style-name="T275"># Задает имя переменной контекста шаблона, в которой будет сохранена</text:span><text:span text:style-name="T293"><text:line-break/></text:span><text:span text:style-name="T275"> <text:s text:c="3"/># найденная запись</text:span><text:span text:style-name="T276">.</text:span></text:p>
      <text:p text:style-name="P156"><text:span text:style-name="T264"><text:s text:c="4"/></text:span><text:bookmark text:name="__DdeLink__14501_3613248511"/><text:span text:style-name="T268"># </text:span><text:span text:style-name="T267">По умолчанию в контексте шаблона будет создана переменная с названием</text:span><text:span text:style-name="T288"><text:line-break/> <text:s text:c="3"/></text:span><text:span text:style-name="T267"># класса модели, в данном случае будет созданна переменная bb,</text:span><text:span text:style-name="T288"><text:line-break/> <text:s text:c="3"/></text:span><text:span text:style-name="T267"># хранящая найденную запись, а также переменную object, чтобы успешно </text:span><text:span text:style-name="T288"><text:line-break/> <text:s text:c="3"/></text:span><text:span text:style-name="T267"># работали наследуемые им примеси.</text:span><text:span text:style-name="T289"><text:line-break/></text:span><text:span text:style-name="T266"> <text:s text:c="3"/></text:span><text:span text:style-name="T233">context_object_name = </text:span><text:span text:style-name="T212">None</text:span><text:span text:style-name="T289"><text:line-break/><text:line-break/></text:span><text:span text:style-name="T212"> <text:s text:c="3"/></text:span><text:span text:style-name="T265"># Переопределеный метод, если требуется что-то добавить в контекст шаблона.</text:span><text:span text:style-name="T289"><text:line-break/></text:span><text:span text:style-name="T266"> <text:s text:c="3"/></text:span><text:span text:style-name="T212">def </text:span><text:span text:style-name="T67">get_context_data</text:span><text:span text:style-name="T233">(</text:span><text:span text:style-name="T154">self</text:span><text:span text:style-name="T233">, **kwargs):</text:span><text:span text:style-name="T289"><text:line-break/></text:span><text:span text:style-name="T233"> <text:s text:c="7"/>context = </text:span><text:span text:style-name="T92">super</text:span><text:span text:style-name="T233">().get_context_data(**kwargs)</text:span><text:span text:style-name="T289"><text:line-break/></text:span><text:span text:style-name="T233"> <text:s text:c="7"/>context[</text:span><text:span text:style-name="T104">'rubrics'</text:span><text:span text:style-name="T233">] = Rubric.objects.all()</text:span><text:span text:style-name="T289"><text:line-break/></text:span><text:span text:style-name="T233"> <text:s text:c="7"/></text:span><text:span text:style-name="T212">return </text:span><text:span text:style-name="T233">context</text:span><text:span text:style-name="T289"><text:line-break/><text:line-break/></text:span></text:p>
      <text:p text:style-name="P182"><text:span text:style-name="T282"># urls.py</text:span><text:span text:style-name="T301"><text:line-break/></text:span><text:span text:style-name="T215">from </text:span><text:span text:style-name="T301">django.urls </text:span><text:span text:style-name="T215">import </text:span><text:span text:style-name="T301">path<text:line-break/></text:span><text:span text:style-name="T215">from </text:span><text:span text:style-name="T301">.views </text:span><text:span text:style-name="T215">import </text:span><text:span text:style-name="T301">BbDetailView<text:line-break/><text:line-break/>urlpatterns = [<text:line-break/> <text:s text:c="3"/>path(</text:span><text:span text:style-name="T110">'detail/&lt;int:pk&gt;/'</text:span><text:span text:style-name="T301">, BbDetailView.as_view(), </text:span><text:span text:style-name="T119">name</text:span><text:span text:style-name="T301">=</text:span><text:span text:style-name="T110">'detail_url'</text:span><text:span text:style-name="T301">),<text:line-break/>]<text:line-break/><text:line-break/></text:span><text:span text:style-name="T282"># bb_detail.html</text:span><text:span text:style-name="T301"><text:line-break/>&lt;p&gt;Рубрика: </text:span><text:span text:style-name="T69">{{ bb.rubric.name }}&lt;</text:span><text:span text:style-name="T301">/p&gt;<text:line-break/>&lt;h2&gt;{{ bb.title }}&lt;/h2&gt;<text:line-break/>&lt;p&gt;{{ bb.content }}&lt;/p&gt;<text:line-break/>&lt;p&gt;Цена: </text:span><text:span text:style-name="T69">{{ bb.price }}&lt;</text:span><text:span text:style-name="T301">/p&gt;</text:span></text:p>
      <text:p text:style-name="P182"/>
      <text:p text:style-name="P182"/>
      <text:p text:style-name="P148">UpdateView</text:p>
      <text:p text:style-name="P185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1"/>
      <text:p text:style-name="P173"># views.py</text:p>
      <text:p text:style-name="P183"><text:span text:style-name="T208">from </text:span>django.views.generic.edit <text:span text:style-name="T208">import</text:span> UpdateView</text:p>
      <text:p text:style-name="P146"/>
      <text:p text:style-name="P201"><text:span text:style-name="T213">class </text:span><text:span text:style-name="T68">BbUpdateView</text:span><text:span text:style-name="T234">(UpdateView):<text:line-break/> <text:s text:c="3"/></text:span><text:span text:style-name="T269"># Задает модель</text:span><text:span text:style-name="T234"><text:line-break/></text:span><text:span text:style-name="T273"> <text:s text:c="3"/></text:span><text:span text:style-name="T234">model = Bb<text:line-break/><text:line-break/> <text:s text:c="3"/></text:span><text:span text:style-name="T269"># Атрибут, указывает последовательность имен полей модели, который должны</text:span><text:span text:style-name="T235"><text:line-break/></text:span><text:span text:style-name="T269"> <text:s text:c="3"/># присутствовать в форме. Можно указать либо модель и список ее полей</text:span><text:span text:style-name="T235"><text:line-break/></text:span><text:span text:style-name="T269"> <text:s text:c="3"/># в атрибутах model и fields, либо непостедственно класс формы</text:span><text:span text:style-name="T235"><text:line-break/></text:span><text:span text:style-name="T269"> <text:s text:c="3"/># в атрибуте form_class, но никак не одновременно и то, и другое.</text:span><text:span text:style-name="T235"><text:line-break/></text:span><text:span text:style-name="T269"> <text:s text:c="3"/># Если указан атрибут model, то обязательно слудует задать также и</text:span><text:span text:style-name="T235"><text:line-break/></text:span><text:span text:style-name="T269"> <text:s text:c="3"/># атрибут fields.</text:span><text:span text:style-name="T234"><text:line-break/></text:span><text:span text:style-name="T273"> <text:s text:c="3"/></text:span><text:span text:style-name="T234">fields = (</text:span><text:span text:style-name="T105">'title'</text:span><text:span text:style-name="T234">, </text:span><text:span text:style-name="T105">'content'</text:span><text:span text:style-name="T234">, </text:span><text:span text:style-name="T105">'price'</text:span><text:span text:style-name="T234">, </text:span><text:span text:style-name="T105">'kind'</text:span><text:span text:style-name="T234">, </text:span><text:span text:style-name="T105">'rubric'</text:span><text:span text:style-name="T234">)<text:line-break/><text:line-break/> <text:s text:c="3"/></text:span><text:span text:style-name="T269"># </text:span><text:span text:style-name="T270">П</text:span><text:span text:style-name="T269">уть к файлу шаблона, создающего страницу с формой;</text:span><text:span text:style-name="T235"><text:line-break/></text:span><text:span text:style-name="T269"> <text:s text:c="3"/># По умолчанию к названии модели добавляется суффикс '_form',</text:span><text:span text:style-name="T235"><text:line-break/></text:span><text:span text:style-name="T269"> <text:s text:c="3"/># В данном случает будет 'bb_form'.</text:span><text:span text:style-name="T234"><text:line-break/></text:span><text:span text:style-name="T273"> <text:s text:c="3"/></text:span><text:span text:style-name="T234">template_name = </text:span><text:span text:style-name="T105">'bboard/bb_update.html'</text:span><text:span text:style-name="T234"><text:line-break/></text:span><text:soft-page-break/><text:span text:style-name="T234"> <text:s text:c="3"/><text:line-break/></text:span><text:span text:style-name="T106"> <text:s text:c="2"/></text:span><text:span text:style-name="T274"># интернет-адрес для перенаправления после успешного сохранения данных;</text:span><text:span text:style-name="T290"><text:line-break/> <text:s text:c="3"/></text:span><text:span text:style-name="T236">success_url = </text:span><text:span text:style-name="T107">'/'</text:span><text:span text:style-name="T290"><text:line-break/><text:line-break/> </text:span><text:span text:style-name="T291"><text:s text:c="3"/></text:span><text:span text:style-name="T274"># Задает имя поля модели, в котором хранится слаг (по умолчанию: 'slug')</text:span><text:span text:style-name="T290"><text:line-break/> <text:s text:c="3"/></text:span><text:span text:style-name="T236">slug_field = </text:span><text:span text:style-name="T107">'slug'</text:span><text:span text:style-name="T290"><text:line-break/><text:line-break/></text:span><text:span text:style-name="T291"> <text:s text:c="3"/></text:span><text:span text:style-name="T274"># Задает имя URL-параметра, через который контроллер-класс получит</text:span><text:span text:style-name="T292"><text:line-break/> <text:s text:c="3"/></text:span><text:span text:style-name="T274"># слаг (по умолчанию: 'slug')</text:span><text:span text:style-name="T290"><text:line-break/> <text:s text:c="3"/></text:span><text:span text:style-name="T236">slug_url_kwarg = </text:span><text:span text:style-name="T107">'slug'</text:span><text:span text:style-name="T290"><text:line-break/><text:line-break/></text:span><text:span text:style-name="T291"> <text:s text:c="3"/></text:span><text:span text:style-name="T274"># Задает июя URL-параметра, через который контроллер-класс получит</text:span><text:span text:style-name="T292"><text:line-break/> <text:s text:c="2"/></text:span><text:span text:style-name="T274"># ключ записи (по умолчанию: 'pl')</text:span><text:span text:style-name="T290"><text:line-break/> <text:s text:c="3"/></text:span><text:span text:style-name="T236">pk_url_kwarg = </text:span><text:span text:style-name="T107">'pk'</text:span></text:p>
      <text:p text:style-name="P178"/>
      <text:p text:style-name="P178"/>
      <text:p text:style-name="P157">DeleteView</text:p>
      <text:p text:style-name="P202"><text:span text:style-name="T242">Ищет запись по полученным из URL-парметра ключу или слагу, выводит страницу </text:span><text:span text:style-name="T243">подтверждения, включающую в себя форму с кнопкой удаления, и удаляет запись.</text:span></text:p>
      <text:p text:style-name="P150"/>
      <text:p text:style-name="P174"># views.py</text:p>
      <text:p text:style-name="P174"><text:span text:style-name="T208">from </text:span><text:span text:style-name="T226">django.views.generic.edit </text:span><text:span text:style-name="T208">import </text:span><text:span text:style-name="T226">DeleteView</text:span></text:p>
      <text:p text:style-name="P165"/>
      <text:p text:style-name="P174"><text:span text:style-name="T208">class </text:span><text:span text:style-name="T8">BbDeleteView</text:span><text:span text:style-name="T226">(DeleteView):</text:span><text:line-break/><text:span text:style-name="T226"> <text:s text:c="3"/></text:span># Задает модель<text:line-break/><text:span text:style-name="T299"> <text:s text:c="3"/></text:span><text:span text:style-name="T226">model = Bb</text:span><text:line-break/><text:line-break/><text:span text:style-name="T226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99"> <text:s text:c="3"/></text:span><text:span text:style-name="T226">template_name = </text:span><text:span text:style-name="T108">'bboard/bb_delete.html'</text:span><text:line-break/><text:line-break/><text:span text:style-name="T108"> <text:s text:c="3"/></text:span># интернет-адрес для перенаправления после удаления;<text:line-break/><text:span text:style-name="T299"> <text:s text:c="3"/></text:span><text:span text:style-name="T226">success_url = reverse_lazy(</text:span><text:span text:style-name="T108">'bb_list_url'</text:span><text:span text:style-name="T226">)</text:span><text:line-break/><text:line-break/><text:span text:style-name="T226"> <text:s text:c="3"/></text:span># Задает имя поля модели, в котором хранится слаг (по умолчанию: 'slug')<text:line-break/><text:span text:style-name="T299"> <text:s text:c="3"/></text:span><text:span text:style-name="T226">slug_field = </text:span><text:span text:style-name="T108">'slug'</text:span><text:line-break/><text:line-break/><text:span text:style-name="T108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99"> <text:s text:c="3"/></text:span><text:span text:style-name="T226">slug_url_kwarg = </text:span><text:span text:style-name="T108">'slug'</text:span><text:line-break/><text:line-break/><text:span text:style-name="T108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99"> <text:s text:c="3"/></text:span><text:span text:style-name="T226">pk_url_kwarg = </text:span><text:span text:style-name="T108">'pk'</text:span></text:p>
      <text:p text:style-name="P177"/>
      <text:p text:style-name="P177"/>
      <text:p text:style-name="P188">MonthArchiveView</text:p>
      <text:p text:style-name="P186">Выводит хронологический список записей, относящихся к указанному месяцу указанного года.</text:p>
      <text:p text:style-name="P150"/>
      <text:p text:style-name="P175"># views.py</text:p>
      <text:p text:style-name="P175"><text:span text:style-name="T208">from </text:span><text:span text:style-name="T226">django.views.generic.dates </text:span><text:span text:style-name="T208">import </text:span><text:span text:style-name="T226">MonthArchiveView</text:span></text:p>
      <text:p text:style-name="P175"/>
      <text:p text:style-name="P175"><text:span text:style-name="T208">class </text:span><text:span text:style-name="T8">BbMonthArchiveView</text:span><text:span text:style-name="T226">(MonthArchiveView):</text:span><text:line-break/><text:span text:style-name="T226"> <text:s text:c="3"/></text:span># Задает модель<text:line-break/><text:span text:style-name="T299"> <text:s text:c="3"/></text:span><text:span text:style-name="T226">model = Bb</text:span><text:line-break/><text:line-break/><text:soft-page-break/><text:span text:style-name="T226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99"> <text:s text:c="3"/></text:span><text:span text:style-name="T226">date_field = </text:span><text:span text:style-name="T108">'published'</text:span><text:line-break/><text:line-break/><text:span text:style-name="T108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99"> <text:s text:c="3"/></text:span><text:span text:style-name="T226">template_name = </text:span><text:span text:style-name="T108">'bboard/bb_list.html'</text:span><text:line-break/><text:line-break/><text:span text:style-name="T108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99"> <text:s text:c="3"/></text:span><text:span text:style-name="T226">month_format = </text:span><text:span text:style-name="T108">'%B' </text:span># '%B' - Полное название месяца</text:p>
      <text:p text:style-name="P184"/>
      <text:p text:style-name="P203"><text:span text:style-name="T271"># </text:span><text:span text:style-name="T272">urls</text:span><text:span text:style-name="T271">.py</text:span></text:p>
      <text:p text:style-name="P176">***</text:p>
      <text:p text:style-name="P200"><text:span text:style-name="T239">path(</text:span><text:span text:style-name="T103">'year/&lt;int:year&gt;/&lt;str:month&gt;/'</text:span><text:span text:style-name="T229">, BbMonthArchiveView.as_view(), <text:s text:c="3"/></text:span><text:span text:style-name="T118">name</text:span><text:span text:style-name="T229">=</text:span><text:span text:style-name="T103">'bb_year_url'</text:span><text:span text:style-name="T229">),</text:span></text:p>
      <text:p text:style-name="P176">***</text:p>
      <text:p text:style-name="P160"/>
      <text:p text:style-name="P206"><text:span text:style-name="T165">П</text:span><text:span text:style-name="T164">ример интернет адреса:</text:span></text:p>
      <text:p text:style-name="P263"><text:a xlink:type="simple" xlink:href="http://127.0.0.1:8000/bboard/year/2021/january/" text:style-name="Internet_20_link" text:visited-style-name="Visited_20_Internet_20_Link"><text:span text:style-name="T164">http://127.0.0.1:8000/bboard/year/2021/january/</text:span></text:a></text:p>
      <text:p text:style-name="P207"/>
      <text:p text:style-name="P207"/>
      <text:p text:style-name="P207"/>
      <text:p text:style-name="P207"/>
      <text:p text:style-name="P207"><text:span text:style-name="T302">&gt;&gt; </text:span>python manage.py test dct</text:p>
      <text:p text:style-name="P207">Creating test database for alias 'default'...</text:p>
      <text:p text:style-name="P207">Got an error creating the test database: permission denied to create database</text:p>
      <text:p text:style-name="P161"/>
      <text:p text:style-name="P208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208">ALTER USER djangouser CREATEDB;</text:p>
      <text:p text:style-name="P208"/>
      <text:p text:style-name="P208"/>
      <text:p text:style-name="P242">Добавление favicon.ico</text:p>
      <text:p text:style-name="P256"/>
      <text:p text:style-name="P257">Добавляем в базовый шаблон или шаблон заголовка, который включен везде.</text:p>
      <text:p text:style-name="P209"><text:span text:style-name="T249">&lt;</text:span><text:span text:style-name="T217">link </text:span><text:span text:style-name="T304">rel</text:span><text:span text:style-name="T306">="shortcut icon" </text:span><text:span text:style-name="T304">type</text:span><text:span text:style-name="T306">="image/png" </text:span><text:span text:style-name="T304">href</text:span><text:span text:style-name="T306">="{% static 'favicon.ico' %}"</text:span><text:span text:style-name="T249">/&gt;</text:span></text:p>
      <text:p text:style-name="P163">***</text:p>
      <text:p text:style-name="P262"><text:span text:style-name="T248">&lt;</text:span><text:span text:style-name="T216">html </text:span><text:span text:style-name="T303">lang</text:span><text:span text:style-name="T305">="en"</text:span><text:span text:style-name="T248">&gt;</text:span><text:line-break/><text:span text:style-name="T248"> <text:s text:c="3"/>&lt;</text:span><text:span text:style-name="T216">head</text:span><text:span text:style-name="T248">&gt;</text:span><text:line-break/><text:span text:style-name="T248"> <text:s text:c="7"/>&lt;</text:span><text:span text:style-name="T216">meta </text:span><text:span text:style-name="T303">charset</text:span><text:span text:style-name="T305">="UTF-8"</text:span><text:span text:style-name="T248">&gt;</text:span><text:line-break/><text:span text:style-name="T248"> <text:s text:c="7"/></text:span><text:span text:style-name="T283">&lt;!--Чтобы обеспечить надлежащий рендеринг и масштабирование касанием для всех устройств--&gt;</text:span><text:line-break/><text:span text:style-name="T283"> <text:s text:c="7"/></text:span><text:span text:style-name="T248">&lt;</text:span><text:span text:style-name="T216">meta </text:span><text:span text:style-name="T303">name</text:span><text:span text:style-name="T305">="viewport" </text:span><text:span text:style-name="T303">content</text:span><text:span text:style-name="T305">="width=device-width, initial-scale=1"</text:span><text:span text:style-name="T248">&gt;</text:span><text:line-break/><text:span text:style-name="T248"> <text:s text:c="7"/>&lt;</text:span><text:span text:style-name="T216">link </text:span><text:span text:style-name="T303">rel</text:span><text:span text:style-name="T305">="stylesheet" </text:span><text:span text:style-name="T303">href</text:span><text:span text:style-name="T305">="{% static 'css/bootstrap.min.css' %}"</text:span><text:span text:style-name="T248">&gt;</text:span><text:line-break/><text:span text:style-name="T248"> <text:s text:c="7"/>&lt;</text:span><text:span text:style-name="T216">link </text:span><text:span text:style-name="T303">rel</text:span><text:span text:style-name="T305">="stylesheet" </text:span><text:span text:style-name="T303">href</text:span><text:span text:style-name="T305">="{% static 'css/footer.css' %}"</text:span><text:span text:style-name="T248">&gt;</text:span><text:line-break/><text:span text:style-name="T248"> <text:s text:c="7"/>&lt;</text:span><text:span text:style-name="T216">link </text:span><text:span text:style-name="T303">rel</text:span><text:span text:style-name="T305">="stylesheet" </text:span><text:span text:style-name="T303">href</text:span><text:span text:style-name="T305">="{% static 'css/styles.css' %}"</text:span><text:span text:style-name="T248">&gt;</text:span><text:line-break/><text:span text:style-name="T248"> <text:s text:c="7"/>&lt;</text:span><text:span text:style-name="T216">link </text:span><text:span text:style-name="T303">rel</text:span><text:span text:style-name="T305">="shortcut icon" </text:span><text:span text:style-name="T303">type</text:span><text:span text:style-name="T305">="image/png" </text:span><text:span text:style-name="T303">href</text:span><text:span text:style-name="T305">="{% static 'favicon.ico' %}"</text:span><text:span text:style-name="T248">/&gt;</text:span><text:line-break/><text:span text:style-name="T248"> <text:s text:c="7"/>&lt;</text:span><text:span text:style-name="T216">title</text:span><text:span text:style-name="T248">&gt;</text:span><text:line-break/><text:span text:style-name="T248"> <text:s text:c="11"/>{% block title %}</text:span><text:line-break/><text:span text:style-name="T248"> <text:s text:c="11"/>{% endblock %}</text:span><text:line-break/><text:soft-page-break/><text:span text:style-name="T248"> <text:s text:c="7"/>&lt;/</text:span><text:span text:style-name="T216">title</text:span><text:span text:style-name="T248">&gt;</text:span><text:line-break/><text:span text:style-name="T248"> <text:s text:c="3"/>&lt;/</text:span><text:span text:style-name="T216">head</text:span><text:span text:style-name="T248">&gt;</text:span></text:p>
      <text:p text:style-name="P261">***</text:p>
      <text:p text:style-name="P210">Ссылки:</text:p>
      <text:list xml:id="list3044226522" text:style-name="L7">
        <text:list-item>
          <text:p text:style-name="P289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89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210"/>
      <text:p text:style-name="P210"/>
      <text:p text:style-name="P234">Удаление напрямую из базы данных</text:p>
      <text:p text:style-name="P234"/>
      <text:p text:style-name="P162"><text:span text:style-name="T217">from </text:span><text:span text:style-name="T249">textwrap </text:span><text:span text:style-name="T217">import </text:span><text:span text:style-name="T249">dedent</text:span><text:line-break/><text:line-break/><text:span text:style-name="T217">from </text:span><text:span text:style-name="T249">django.db </text:span><text:span text:style-name="T217">import </text:span><text:span text:style-name="T249">connection</text:span></text:p>
      <text:p text:style-name="P162"><text:span text:style-name="T217">from </text:span><text:span text:style-name="T249">django.http </text:span><text:span text:style-name="T217">import </text:span><text:span text:style-name="T249">HttpResponseRedirect</text:span></text:p>
      <text:p text:style-name="P166"><text:span text:style-name="T218">from </text:span><text:span text:style-name="T250">django.shortcuts </text:span><text:span text:style-name="T218">import </text:span><text:span text:style-name="T250">render</text:span><text:span text:style-name="T70"><text:line-break/></text:span><text:span text:style-name="T218">from </text:span><text:span text:style-name="T250">django.urls </text:span><text:span text:style-name="T218">import </text:span><text:span text:style-name="T250">reverse</text:span></text:p>
      <text:p text:style-name="P162"/>
      <text:p text:style-name="P211"><text:bookmark-start text:name="__DdeLink__9454_1394605290"/><text:span text:style-name="T217">class </text:span><text:span text:style-name="T307">PostDeleteView</text:span><text:span text:style-name="T249">(LoginRequiredMixin, View):</text:span><text:line-break/><text:span text:style-name="T249"> <text:s text:c="3"/></text:span><text:span text:style-name="T284">"""Delete a post."""</text:span><text:line-break/><text:span text:style-name="T284"> <text:s text:c="3"/></text:span><text:span text:style-name="T217">def </text:span><text:span text:style-name="T307">get</text:span><text:span text:style-name="T249">(</text:span><text:span text:style-name="T155">self</text:span><text:span text:style-name="T249">, request, pk):</text:span><text:line-break/><text:span text:style-name="T249"> <text:s text:c="7"/></text:span><text:span text:style-name="T217">return </text:span><text:span text:style-name="T249">render(request, </text:span><text:span text:style-name="T111">'blog/post_delete.html'</text:span><text:span text:style-name="T249">, </text:span><text:span text:style-name="T120">context</text:span><text:span text:style-name="T249">={</text:span><text:line-break/><text:span text:style-name="T249"> <text:s text:c="11"/></text:span><text:span text:style-name="T111">'pk'</text:span><text:span text:style-name="T249">: pk,</text:span><text:line-break/><text:span text:style-name="T249"> <text:s text:c="7"/>})</text:span><text:line-break/><text:line-break/><text:span text:style-name="T249"> <text:s text:c="3"/></text:span><text:span text:style-name="T217">def </text:span><text:span text:style-name="T307">post</text:span><text:span text:style-name="T249">(</text:span><text:span text:style-name="T155">self</text:span><text:span text:style-name="T249">, </text:span><text:span text:style-name="T130">request</text:span><text:span text:style-name="T249">, pk):</text:span><text:line-break/><text:span text:style-name="T249"> <text:s text:c="7"/></text:span><text:span text:style-name="T217">with </text:span><text:span text:style-name="T249">connection.cursor() </text:span><text:span text:style-name="T217">as </text:span><text:span text:style-name="T249">cursor:</text:span><text:line-break/><text:span text:style-name="T249"> <text:s text:c="11"/>cursor.execute(</text:span><text:line-break/><text:span text:style-name="T249"> <text:s text:c="15"/>dedent(</text:span><text:span text:style-name="T111">'''</text:span><text:span text:style-name="T308">\</text:span><text:line-break/><text:span text:style-name="T111"> <text:s text:c="19"/>delete from blog_post_tags</text:span><text:line-break/><text:span text:style-name="T111"> <text:s text:c="19"/>where post_id=%s;'''</text:span><text:span text:style-name="T249">),</text:span><text:line-break/><text:span text:style-name="T249"> <text:s text:c="15"/>[ pk ]</text:span><text:line-break/><text:span text:style-name="T249"> <text:s text:c="11"/>)</text:span><text:line-break/><text:span text:style-name="T249"> <text:s text:c="11"/>cursor.execute(</text:span><text:line-break/><text:span text:style-name="T249"> <text:s text:c="15"/>dedent(</text:span><text:span text:style-name="T111">'''</text:span><text:span text:style-name="T308">\</text:span><text:line-break/><text:span text:style-name="T111"> <text:s text:c="19"/>delete from blog_post</text:span><text:line-break/><text:span text:style-name="T111"> <text:s text:c="19"/>where id=%s;'''</text:span><text:span text:style-name="T249">),</text:span><text:line-break/><text:span text:style-name="T249"> <text:s text:c="15"/>[ pk ]</text:span><text:line-break/><text:span text:style-name="T249"> <text:s text:c="11"/>)</text:span><text:line-break/><text:span text:style-name="T249"> <text:s text:c="7"/></text:span><text:span text:style-name="T217">return </text:span><text:span text:style-name="T249">HttpResponseRedirect(reverse(</text:span><text:span text:style-name="T111">'post_list_url'</text:span><text:span text:style-name="T249">))</text:span><text:bookmark-end text:name="__DdeLink__9454_1394605290"/></text:p>
      <text:p text:style-name="P211"/>
      <text:p text:style-name="P211"/>
      <text:p text:style-name="P235">Отмена определенной миграции</text:p>
      <text:p text:style-name="P212"/>
      <text:p text:style-name="P215">Указываем номер миграции, к которой хотим вернуться</text:p>
      <text:p text:style-name="P213">python manage.py migrate blog 0022</text:p>
      <text:p text:style-name="P213"/>
      <text:p text:style-name="P213"/>
      <text:p text:style-name="P235">Выполнение необработанных запросов</text:p>
      <text:p text:style-name="P235"/>
      <text:p text:style-name="P213"><text:soft-page-break/>Метод raw() manager можно использовать для выполнения необработанных SQL-запросов, возвращающих экземпляры модели:</text:p>
      <text:p text:style-name="P213"><text:span text:style-name="T217">for </text:span><text:span text:style-name="T249">p </text:span><text:span text:style-name="T217">in </text:span><text:span text:style-name="T249">Client.objects.raw(</text:span><text:span text:style-name="T111">'SELECT * FROM client_client'</text:span><text:span text:style-name="T249">):</text:span><text:line-break/><text:span text:style-name="T249"> <text:s text:c="3"/></text:span><text:span text:style-name="T93">print</text:span><text:span text:style-name="T249">(p)</text:span></text:p>
      <text:p text:style-name="P213"/>
      <text:p text:style-name="P243"/>
      <text:h text:style-name="P299" text:outline-level="2">Параметры строки запроса</text:h>
      <text:p text:style-name="P284"/>
      <text:p text:style-name="P264"><text:span text:style-name="T313">class </text:span><text:span text:style-name="T78">ClientListView</text:span><text:span text:style-name="T256">(LoginRequiredMixin, ListView):</text:span><text:line-break/><text:span text:style-name="T256"> <text:s text:c="3"/></text:span><text:span text:style-name="T284">"""List of clients."""</text:span><text:line-break/><text:span text:style-name="T284"> <text:s text:c="3"/></text:span><text:span text:style-name="T256">model = Client</text:span><text:line-break/><text:line-break/><text:span text:style-name="T256"> <text:s text:c="3"/></text:span><text:span text:style-name="T221">def </text:span><text:span text:style-name="T78">get_context_data</text:span><text:span text:style-name="T256">(</text:span><text:span text:style-name="T156">self</text:span><text:span text:style-name="T256">, *args, **kwargs):</text:span><text:line-break/><text:span text:style-name="T256"> <text:s text:c="7"/>context = </text:span><text:span text:style-name="T94">super</text:span><text:span text:style-name="T256">().get_context_data(*args, **kwargs)</text:span><text:line-break/><text:span text:style-name="T256"> <text:s text:c="7"/></text:span><text:span text:style-name="T94">print</text:span><text:span text:style-name="T256">(</text:span><text:span text:style-name="T156">self</text:span><text:span text:style-name="T256">.request.GET.get(</text:span><text:span text:style-name="T112">'set'</text:span><text:span text:style-name="T256">, </text:span><text:span text:style-name="T112">''</text:span><text:span text:style-name="T256">))</text:span><text:line-break/><text:span text:style-name="T256"> <text:s text:c="7"/></text:span><text:span text:style-name="T221">return </text:span><text:span text:style-name="T256">context</text:span></text:p>
      <text:p text:style-name="P194"/>
      <text:p text:style-name="P266"><text:span text:style-name="T310">При обращении по адресу </text:span><text:a xlink:type="simple" xlink:href="http://127.0.0.1:8000/client/list_user/?set=1" text:style-name="Internet_20_link" text:visited-style-name="Visited_20_Internet_20_Link"><text:span text:style-name="T311">http://127.0.0.1:8000/client/list_user/?set=1</text:span></text:a></text:p>
      <text:p text:style-name="P267"><text:span text:style-name="T311">б</text:span><text:span text:style-name="T309">удет выведно: 1</text:span></text:p>
      <text:p text:style-name="P213"/>
      <text:p text:style-name="P218">Получение GET и POST параметров</text:p>
      <text:p text:style-name="P218"><text:span text:style-name="T249">order = </text:span><text:span text:style-name="T155">self</text:span><text:span text:style-name="T249">.request.GET[</text:span><text:span text:style-name="T111">'sort'</text:span><text:span text:style-name="T249">] </text:span><text:span text:style-name="T284"># опасно!</text:span><text:line-break/><text:span text:style-name="T217">if </text:span><text:span text:style-name="T249">order == </text:span><text:span text:style-name="T111">'rating'</text:span><text:span text:style-name="T249">:</text:span><text:line-break/><text:span text:style-name="T249"> <text:s text:c="3"/></text:span><text:span text:style-name="T130">queryset </text:span><text:span text:style-name="T249">= queryset.order_by(</text:span><text:span text:style-name="T111">'rating'</text:span><text:span text:style-name="T249">)</text:span><text:line-break/><text:span text:style-name="T249">page = </text:span><text:span text:style-name="T155">self</text:span><text:span text:style-name="T249">.request.GET.get(</text:span><text:span text:style-name="T111">'page'</text:span><text:span text:style-name="T249">) </text:span><text:span text:style-name="T217">or </text:span><text:span text:style-name="T296">1</text:span><text:line-break/><text:span text:style-name="T217">try</text:span><text:span text:style-name="T249">:</text:span><text:line-break/><text:span text:style-name="T249"> <text:s text:c="3"/></text:span><text:span text:style-name="T130">page </text:span><text:span text:style-name="T249">= </text:span><text:span text:style-name="T93">int</text:span><text:span text:style-name="T249">(page)</text:span><text:line-break/><text:span text:style-name="T217">except </text:span><text:span text:style-name="T93">ValueError</text:span><text:span text:style-name="T249">:</text:span><text:line-break/><text:span text:style-name="T249"> <text:s text:c="3"/></text:span><text:span text:style-name="T217">return </text:span><text:span text:style-name="T249">HttpResponseBadRequest()</text:span></text:p>
      <text:p text:style-name="P218"/>
      <text:p text:style-name="P218">GET и POST – объекты QueryDict<text:bookmark text:name="__DdeLink__10578_16194812"/></text:p>
      <text:p text:style-name="P218"><text:span text:style-name="T249">/path/?</text:span><text:span text:style-name="T130">id</text:span><text:span text:style-name="T249">=</text:span><text:span text:style-name="T296">3</text:span><text:span text:style-name="T249">&amp;</text:span><text:span text:style-name="T130">id</text:span><text:span text:style-name="T249">=</text:span><text:span text:style-name="T296">4</text:span><text:span text:style-name="T249">&amp;</text:span><text:span text:style-name="T130">id</text:span><text:span text:style-name="T249">=</text:span><text:span text:style-name="T296">5</text:span></text:p>
      <text:p text:style-name="P218">Получение множественных значений</text:p>
      <text:p text:style-name="P218"><text:span text:style-name="T130">id </text:span><text:span text:style-name="T249">= request.GET.get(</text:span><text:span text:style-name="T111">'id'</text:span><text:span text:style-name="T249">) </text:span><text:span text:style-name="T284"># id is 5</text:span><text:line-break/><text:span text:style-name="T130">id </text:span><text:span text:style-name="T249">= request.GET.getlist(</text:span><text:span text:style-name="T111">'id'</text:span><text:span text:style-name="T249">) </text:span><text:span text:style-name="T284"># id is [3, 4, 5]</text:span></text:p>
      <text:p text:style-name="P218">Сериализация</text:p>
      <text:p text:style-name="P218"><text:span text:style-name="T130">qs </text:span><text:span text:style-name="T249">= request.GET.urlencode()</text:span><text:line-break/><text:span text:style-name="T284"># qs is 'id=3&amp;id=4&amp;id=5'</text:span></text:p>
      <text:p text:style-name="P213"/>
      <text:p text:style-name="P213"/>
      <text:p text:style-name="P216">request.method – метод запороса</text:p>
      <text:p text:style-name="P216">request.GET – словарь с GET параметрами</text:p>
      <text:p text:style-name="P216">request.POST – словарь с POST параметрами</text:p>
      <text:p text:style-name="P216">request.COOKIES – словарь с Cookie</text:p>
      <text:p text:style-name="P216">request.FILES – загруженные файлы</text:p>
      <text:p text:style-name="P216"><text:soft-page-break/>request.META – CGI-like переменные</text:p>
      <text:p text:style-name="P216">request.session – словарь-сессия</text:p>
      <text:p text:style-name="P216">request.user – текущий пользователь</text:p>
      <text:p text:style-name="P245">Получение и установка HTTP заголовков</text:p>
      <text:p text:style-name="P245"/>
      <text:p text:style-name="P219"><text:span text:style-name="T249">user_agent = </text:span><text:span text:style-name="T155">self</text:span><text:span text:style-name="T249">.request.META.get(</text:span><text:span text:style-name="T111">'HTTP_USER_AGENT'</text:span><text:span text:style-name="T249">)</text:span><text:line-break/><text:span text:style-name="T249">user_ip = </text:span><text:span text:style-name="T155">self</text:span><text:span text:style-name="T249">.request.META.get(</text:span><text:span text:style-name="T111">'HTTP_X_REAL_IP'</text:span><text:span text:style-name="T249">)</text:span><text:line-break/><text:span text:style-name="T217">if </text:span><text:span text:style-name="T249">user_ip </text:span><text:span text:style-name="T217">is None</text:span><text:span text:style-name="T249">:</text:span><text:line-break/><text:span text:style-name="T249"> <text:s text:c="3"/>user_ip = </text:span><text:span text:style-name="T155">self</text:span><text:span text:style-name="T249">.request.META.get(</text:span><text:span text:style-name="T111">'REMOTE_ADDR'</text:span><text:span text:style-name="T249">)</text:span><text:line-break/><text:line-break/><text:span text:style-name="T249">response = HttpResponse(my_data,</text:span><text:line-break/><text:span text:style-name="T249"> <text:s text:c="3"/></text:span><text:span text:style-name="T120">content_type</text:span><text:span text:style-name="T249">=</text:span><text:span text:style-name="T111">'application/vnd.ms-excel'</text:span><text:span text:style-name="T249">)</text:span><text:line-break/><text:span text:style-name="T249">response[</text:span><text:span text:style-name="T111">'Content-Disposition'</text:span><text:span text:style-name="T249">] = </text:span><text:span text:style-name="T111">'attachment; filename="foo.xls"'</text:span></text:p>
      <text:p text:style-name="P219"/>
      <text:p text:style-name="P245"/>
      <text:p text:style-name="P213"/>
      <text:p text:style-name="P244">Специальные типы ответов</text:p>
      <text:p text:style-name="P236"/>
      <text:p text:style-name="P217"><text:span text:style-name="T217">from </text:span><text:span text:style-name="T249">django.http </text:span><text:span text:style-name="T217">import </text:span><text:span text:style-name="T249">(</text:span><text:line-break/><text:span text:style-name="T249"> <text:s text:c="3"/>HttpResponseRedirect, HttpResponseNotFound, HttpResponseForbidden,</text:span><text:line-break/><text:span text:style-name="T249"> <text:s text:c="3"/>HttpResponsePermanentRedirect</text:span><text:line-break/><text:span text:style-name="T249">)</text:span><text:line-break/><text:line-break/><text:span text:style-name="T249">redirect = HttpResponseRedirect(</text:span><text:span text:style-name="T111">'/'</text:span><text:span text:style-name="T249">) <text:s text:c="18"/></text:span><text:span text:style-name="T284"># 302</text:span><text:line-break/><text:span text:style-name="T249">redirect = HttpResponsePermanentRedirect(</text:span><text:span text:style-name="T111">'/'</text:span><text:span text:style-name="T249">) </text:span><text:span text:style-name="T284"># 301</text:span><text:line-break/><text:span text:style-name="T249">response = HttpResponseNotFound() <text:s text:c="16"/></text:span><text:span text:style-name="T284"># 404</text:span><text:line-break/><text:span text:style-name="T249">response = HttpResponseForbidden() <text:s text:c="15"/></text:span><text:span text:style-name="T284"># 403</text:span></text:p>
      <text:p text:style-name="P179"/>
      <text:p text:style-name="P217"/>
      <text:p text:style-name="P217"/>
      <text:p text:style-name="P246">Прямой доступ к базе</text:p>
      <text:p text:style-name="P246"/>
      <text:p text:style-name="P247"><text:span text:style-name="T223">from </text:span><text:span text:style-name="T259">django.db </text:span><text:span text:style-name="T223">import </text:span><text:span text:style-name="T259">connection</text:span></text:p>
      <text:p text:style-name="P158"/>
      <text:p text:style-name="P220"><text:span text:style-name="T249">cursor = connection.cursor()</text:span><text:line-break/><text:span text:style-name="T249">cursor.execute(</text:span><text:span text:style-name="T111">'SELECT * FROM blog_tag limit 5;'</text:span><text:span text:style-name="T249">)</text:span><text:line-break/><text:span text:style-name="T249">data = cursor.fetchall()</text:span><text:line-break/><text:span text:style-name="T93">print</text:span><text:span text:style-name="T249">(data)</text:span></text:p>
      <text:p text:style-name="P197"/>
      <text:p text:style-name="P187">С возможностью указать базу данных</text:p>
      <text:p text:style-name="P220"><text:span text:style-name="T217">from </text:span><text:span text:style-name="T249">django.db </text:span><text:span text:style-name="T217">import </text:span><text:span text:style-name="T249">connections</text:span></text:p>
      <text:p text:style-name="P152"/>
      <text:p text:style-name="P220"><text:span text:style-name="T249">cursor = connections[</text:span><text:span text:style-name="T111">'default'</text:span><text:span text:style-name="T249">].cursor()</text:span><text:line-break/><text:span text:style-name="T249">cursor.execute(</text:span><text:span text:style-name="T111">'SELECT * FROM blog_tag limit 5;'</text:span><text:span text:style-name="T249">)</text:span><text:line-break/><text:span text:style-name="T249">data = cursor.fetchall()</text:span><text:line-break/><text:span text:style-name="T93">print</text:span><text:span text:style-name="T249">(data)</text:span></text:p>
      <text:p text:style-name="P197"><text:soft-page-break/></text:p>
      <text:p text:style-name="P221">Выполнение запросов</text:p>
      <text:p text:style-name="P221"><text:bookmark-start text:name="__DdeLink__10783_990524970"/><text:span text:style-name="T249">cursor = connection.cursor()</text:span><text:line-break/><text:span text:style-name="T249">cursor.execute(</text:span><text:span text:style-name="T111">"""</text:span><text:line-break/><text:span text:style-name="T111"> <text:s text:c="3"/>update blog_tag set title='test3' where id=%s;</text:span><text:line-break/><text:span text:style-name="T111">"""</text:span><text:span text:style-name="T249">, (</text:span><text:span text:style-name="T296">22</text:span><text:span text:style-name="T249">,))</text:span><text:bookmark-end text:name="__DdeLink__10783_990524970"/></text:p>
      <text:p text:style-name="P221"/>
      <text:p text:style-name="P224">Вставка многих записей</text:p>
      <text:p text:style-name="P224"><text:span text:style-name="T249">cursor = connection.cursor()</text:span><text:line-break/><text:span text:style-name="T249">cursor.executemany(</text:span><text:span text:style-name="T111">"INSERT INTO blog_tag (title, slug) VALUES (%s, %s)"</text:span><text:span text:style-name="T249">,</text:span><text:line-break/><text:span text:style-name="T249"> <text:s text:c="18"/>[</text:span><text:line-break/><text:span text:style-name="T249"> <text:s text:c="22"/>(</text:span><text:span text:style-name="T111">'python'</text:span><text:span text:style-name="T249">, </text:span><text:span text:style-name="T111">'python'</text:span><text:span text:style-name="T249">),</text:span><text:line-break/><text:span text:style-name="T249"> <text:s text:c="22"/>(</text:span><text:span text:style-name="T111">'django'</text:span><text:span text:style-name="T249">, </text:span><text:span text:style-name="T111">'django'</text:span><text:span text:style-name="T249">)</text:span><text:line-break/><text:span text:style-name="T249"> <text:s text:c="18"/>])</text:span></text:p>
      <text:p text:style-name="P222"/>
      <text:p text:style-name="P221"/>
      <text:p text:style-name="P223"><text:span text:style-name="T3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37">cursor.fetchmany(size) <text:span text:style-name="T188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37">cursor.fetchone()<text:span text:style-name="T188"> - возвращает одну запись или Ни одной, если больше нет доступных строк.</text:span></text:p>
      <text:p text:style-name="P214"/>
      <text:p text:style-name="P214"/>
      <text:p text:style-name="P248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87">Django</text:p>
          </table:table-cell>
          <table:table-cell table:style-name="Таблица4.A1" office:value-type="string">
            <text:p text:style-name="P287">MySQL</text:p>
          </table:table-cell>
        </table:table-row>
        <table:table-row>
          <table:table-cell table:style-name="Таблица4.A1" office:value-type="string">
            <text:p text:style-name="P286">CharField</text:p>
          </table:table-cell>
          <table:table-cell table:style-name="Таблица4.A1" office:value-type="string">
            <text:p text:style-name="P286">VARCHAR(N)</text:p>
          </table:table-cell>
        </table:table-row>
        <table:table-row>
          <table:table-cell table:style-name="Таблица4.A1" office:value-type="string">
            <text:p text:style-name="P286">EmailField</text:p>
          </table:table-cell>
          <table:table-cell table:style-name="Таблица4.A1" office:value-type="string">
            <text:p text:style-name="P285"/>
          </table:table-cell>
        </table:table-row>
        <table:table-row>
          <table:table-cell table:style-name="Таблица4.A1" office:value-type="string">
            <text:p text:style-name="P286">TextField</text:p>
          </table:table-cell>
          <table:table-cell table:style-name="Таблица4.A1" office:value-type="string">
            <text:p text:style-name="P286">LONGTEXT</text:p>
          </table:table-cell>
        </table:table-row>
        <table:table-row>
          <table:table-cell table:style-name="Таблица4.A1" office:value-type="string">
            <text:p text:style-name="P286">BooleanField</text:p>
          </table:table-cell>
          <table:table-cell table:style-name="Таблица4.A1" office:value-type="string">
            <text:p text:style-name="P286">TINYINT(1)</text:p>
          </table:table-cell>
        </table:table-row>
        <table:table-row>
          <table:table-cell table:style-name="Таблица4.A1" office:value-type="string">
            <text:p text:style-name="P286">IntegerField</text:p>
          </table:table-cell>
          <table:table-cell table:style-name="Таблица4.A1" office:value-type="string">
            <text:p text:style-name="P286">INT(11)</text:p>
          </table:table-cell>
        </table:table-row>
        <table:table-row>
          <table:table-cell table:style-name="Таблица4.A1" office:value-type="string">
            <text:p text:style-name="P286">DateField</text:p>
          </table:table-cell>
          <table:table-cell table:style-name="Таблица4.A1" office:value-type="string">
            <text:p text:style-name="P286">DATE</text:p>
          </table:table-cell>
        </table:table-row>
        <table:table-row>
          <table:table-cell table:style-name="Таблица4.A1" office:value-type="string">
            <text:p text:style-name="P286">DateTimeField</text:p>
          </table:table-cell>
          <table:table-cell table:style-name="Таблица4.A1" office:value-type="string">
            <text:p text:style-name="P286">DATETIME</text:p>
          </table:table-cell>
        </table:table-row>
      </table:table>
      <text:p text:style-name="P225"/>
      <text:p text:style-name="P214"/>
      <text:p text:style-name="P249">Свойства полей</text:p>
      <text:p text:style-name="P226"><text:span text:style-name="T3">blank</text:span> – поле может быть пустым</text:p>
      <text:p text:style-name="P226"><text:span text:style-name="T3">null</text:span> – хранится в базе данных как NULL</text:p>
      <text:p text:style-name="P226"><text:span text:style-name="T3">max_length</text:span> – максимальная длина поля</text:p>
      <text:p text:style-name="P226"><text:span text:style-name="T3">primary_key</text:span> – это поле - первичный ключ</text:p>
      <text:p text:style-name="P226"><text:span text:style-name="T3">unique</text:span> – поле уникально</text:p>
      <text:p text:style-name="P226"><text:span text:style-name="T3">db_index</text:span> – для этого поля нужен индекс в базе данных</text:p>
      <text:p text:style-name="P226"><text:span text:style-name="T3">default</text:span> – значение по-умолчанию</text:p>
      <text:p text:style-name="P226"><text:soft-page-break/><text:span text:style-name="T3">choiced</text:span> – варианты значений</text:p>
      <text:p text:style-name="P214"/>
      <text:p text:style-name="P227"/>
      <text:p text:style-name="P250">Ограничения внешних ключей</text:p>
      <text:p text:style-name="P250"/>
      <text:p text:style-name="P227">Применимо к полям ForeignKey и OneToOneField</text:p>
      <text:p text:style-name="P227"><text:span text:style-name="T3">RESTRICT</text:span> – models.PROTECT</text:p>
      <text:p text:style-name="P227">Препятствует удалению связанного объекта вызывая исключение django.db.models.ProtectedErro</text:p>
      <text:p text:style-name="P227"><text:span text:style-name="T3">CASCADE</text:span> – models.CASCADE</text:p>
      <text:p text:style-name="P227">Каскадное удаление. Django эмулирует поведение SQL правила ON DELETE CASCADE и так же удаляет объекты, связанные через ForeignKey.</text:p>
      <text:p text:style-name="P227"><text:span text:style-name="T3">SET NULL</text:span> – models.SET_NULL</text:p>
      <text:p text:style-name="P227">Устанавливает ForeignKey в NULL; возможно только если null равен True.</text:p>
      <text:p text:style-name="P227"><text:span text:style-name="T3">NO ACTION</text:span> – models.DO_NOTHING</text:p>
      <text:p text:style-name="P227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27"/>
      <text:p text:style-name="P227"/>
      <text:p text:style-name="P251">Использование отношений в коде</text:p>
      <text:p text:style-name="P228"/>
      <text:p text:style-name="P204"><text:span text:style-name="T72">Прямое использование</text:span><text:span text:style-name="T71"><text:line-break/></text:span><text:span text:style-name="T251">post = Post.objects.get(</text:span><text:span text:style-name="T123">pk</text:span><text:span text:style-name="T251">=</text:span><text:span text:style-name="T297">1</text:span><text:span text:style-name="T251">)</text:span><text:span text:style-name="T71"><text:line-break/></text:span><text:span text:style-name="T251">category = post.category <text:s text:c="2"/></text:span><text:span text:style-name="T286"># Category</text:span><text:span text:style-name="T71"><text:line-break/></text:span><text:span text:style-name="T131">category_id </text:span><text:span text:style-name="T251">= post.category_id </text:span><text:span text:style-name="T286"># int</text:span><text:span text:style-name="T71"><text:line-break/></text:span><text:span text:style-name="T131">tags_manager </text:span><text:span text:style-name="T251">= post.tags </text:span><text:span text:style-name="T286"># RelatedManager</text:span><text:span text:style-name="T71"><text:line-break/></text:span><text:span text:style-name="T251">post.tags.all() </text:span><text:span text:style-name="T286"># [ Tags ]</text:span></text:p>
      <text:p text:style-name="P204"><text:span text:style-name="T71"><text:line-break/></text:span><text:span text:style-name="T72">Использование обратного отношения</text:span><text:span text:style-name="T71"><text:line-break/></text:span><text:span text:style-name="T251">category.post_set.all() </text:span><text:span text:style-name="T286"># [ Post ]</text:span><text:span text:style-name="T71"><text:line-break/></text:span><text:span text:style-name="T251">tag.post_set.all() </text:span><text:span text:style-name="T286"># [ Post ]</text:span></text:p>
      <text:p text:style-name="P228"/>
      <text:p text:style-name="P228"/>
      <text:p text:style-name="P254">Создание объектов со связями</text:p>
      <text:p text:style-name="P254"/>
      <text:p text:style-name="P278"><text:span text:style-name="T241">Добавляем пользователя </text:span><text:bookmark-start text:name="__DdeLink__11036_596730518"/><text:span text:style-name="T241">ч</text:span><text:bookmark-end text:name="__DdeLink__11036_596730518"/><text:span text:style-name="T240">ерез экземпляр:</text:span></text:p>
      <text:p text:style-name="P269"><text:span text:style-name="T253">bulusov = Client.objects.get(</text:span><text:span text:style-name="T122">client</text:span><text:span text:style-name="T256">=</text:span><text:span text:style-name="T113">'bulusov'</text:span><text:span text:style-name="T256">)</text:span><text:line-break/><text:span text:style-name="T256">DataCollectTerminal.objects.create(</text:span><text:span text:style-name="T122">name</text:span><text:span text:style-name="T256">=</text:span><text:span text:style-name="T113">'ТСД-53'</text:span><text:span text:style-name="T256">, </text:span><text:span text:style-name="T122">model</text:span><text:span text:style-name="T256">=</text:span><text:span text:style-name="T298">2</text:span><text:span text:style-name="T256">, </text:span><text:span text:style-name="T122">serial_number</text:span><text:span text:style-name="T256">=</text:span><text:span text:style-name="T113">'3435345'</text:span><text:span text:style-name="T256">, </text:span><text:span text:style-name="T122">mac_address</text:span><text:span text:style-name="T256">=</text:span><text:span text:style-name="T113">'00:15:70:DA:2C:07'</text:span><text:span text:style-name="T256">, </text:span><text:span text:style-name="T122">user</text:span><text:span text:style-name="T256">=bulusov)</text:span></text:p>
      <text:p text:style-name="P229">Либо через id:</text:p>
      <text:p text:style-name="P270"><text:soft-page-break/><text:span text:style-name="T252">DataCollectTerminal.objects.create(</text:span><text:span text:style-name="T122">name</text:span><text:span text:style-name="T256">=</text:span><text:span text:style-name="T113">'ТСД-53'</text:span><text:span text:style-name="T256">, </text:span><text:span text:style-name="T122">model</text:span><text:span text:style-name="T256">=</text:span><text:span text:style-name="T298">2</text:span><text:span text:style-name="T256">, </text:span><text:span text:style-name="T122">serial_number</text:span><text:span text:style-name="T256">=</text:span><text:span text:style-name="T113">'3435345'</text:span><text:span text:style-name="T256">, </text:span><text:span text:style-name="T122">mac_address</text:span><text:span text:style-name="T256">=</text:span><text:span text:style-name="T113">'00:15:70:DA:2C:07'</text:span><text:span text:style-name="T256">, </text:span><text:span text:style-name="T122">user_id</text:span><text:span text:style-name="T256">=</text:span><text:span text:style-name="T298">29</text:span><text:span text:style-name="T256">)</text:span></text:p>
      <text:p text:style-name="P189"/>
      <text:p text:style-name="P189"/>
      <text:p text:style-name="P191">Привязывание тэгов к посту</text:p>
      <text:p text:style-name="P274"><text:span text:style-name="T256">post = Post(</text:span><text:span text:style-name="T122">title</text:span><text:span text:style-name="T256">=</text:span><text:span text:style-name="T112">'Intro'</text:span><text:span text:style-name="T256">, </text:span><text:span text:style-name="T122">text</text:span><text:span text:style-name="T256">=</text:span><text:span text:style-name="T112">'...'</text:span><text:span text:style-name="T256">)</text:span><text:line-break/><text:span text:style-name="T256">post.save()</text:span><text:line-break/><text:line-break/><text:span text:style-name="T256">post.tags = Tag.objects.all()[</text:span><text:span text:style-name="T298">0</text:span><text:span text:style-name="T256">:</text:span><text:span text:style-name="T298">3</text:span><text:span text:style-name="T256">]</text:span><text:line-break/><text:span text:style-name="T256">post.save()</text:span><text:line-break/><text:line-break/><text:span text:style-name="T256">tag = Tag.objects.create(</text:span><text:span text:style-name="T122">title</text:span><text:span text:style-name="T256">=</text:span><text:span text:style-name="T112">'easy'</text:span><text:span text:style-name="T256">)</text:span><text:line-break/><text:span text:style-name="T256">post.tags.add(tag)</text:span><text:line-break/><text:span text:style-name="T256">post.save()</text:span></text:p>
      <text:p text:style-name="P153"/>
      <text:p text:style-name="P274"><text:span text:style-name="T257">create(**kwargs) — </text:span><text:span text:style-name="T228">создание нового тэга, связанного с постом</text:span><text:line-break/><text:span text:style-name="T256">add(t2) — </text:span><text:span text:style-name="T228">привязка существующего тэга t2 к текущему посту</text:span><text:line-break/><text:span text:style-name="T256">remove(t2)</text:span><text:span text:style-name="T231"> — </text:span><text:span text:style-name="T232">отвязка существующего тэга t2 от текущего поста</text:span><text:line-break/><text:span text:style-name="T256">clear()</text:span><text:span text:style-name="T227"> - </text:span><text:span text:style-name="T228">очистка списка тэгов у текущего поста</text:span></text:p>
      <text:p text:style-name="P195"/>
      <text:p text:style-name="P196"/>
      <text:p text:style-name="P193">QuerySet</text:p>
      <text:p text:style-name="P193"/>
      <text:p text:style-name="P275"><text:span text:style-name="T230">QuerySet</text:span><text:span text:style-name="T227"> — объекты, предоставляющие собой запрос к базе данных.</text:span></text:p>
      <text:p text:style-name="P275"><text:span text:style-name="T227">Именно </text:span><text:span text:style-name="T230">запрос</text:span><text:span text:style-name="T227">, а не его результат.</text:span></text:p>
      <text:p text:style-name="P275"><text:span text:style-name="T227">QuerySet являются </text:span><text:span text:style-name="T230">ленивыми (lazy)</text:span><text:span text:style-name="T227"> объектами. Это значит, что запрос осуществояется не в момент создания Queryset, а в момент </text:span><text:span text:style-name="T230">итерации по нему</text:span><text:span text:style-name="T227">, либо вызова метода, возвращающего результат.</text:span></text:p>
      <text:p text:style-name="P190"/>
      <text:p text:style-name="P192">Методы QuerySet (chaining)</text:p>
      <text:p text:style-name="P276"><text:span text:style-name="T230">filter, exclude</text:span><text:span text:style-name="T227"> — фильтрация, в SQL это WHERE</text:span></text:p>
      <text:p text:style-name="P276"><text:span text:style-name="T230">order_by</text:span><text:span text:style-name="T227"> — сортировка</text:span></text:p>
      <text:p text:style-name="P276"><text:span text:style-name="T230">annotate</text:span><text:span text:style-name="T227"> — выборка агрегатов, в SQL это JOIN и GROUP BY</text:span></text:p>
      <text:p text:style-name="P277"><text:span text:style-name="T230">values</text:span><text:span text:style-name="T227"> — выборка отдельных колонок, а не объектов</text:span></text:p>
      <text:p text:style-name="P277"><text:span text:style-name="T230">distinct</text:span><text:span text:style-name="T227"> — выборка уникальных значений</text:span></text:p>
      <text:p text:style-name="P277"><text:span text:style-name="T230">select_related, prefetch_related</text:span><text:span text:style-name="T227"> — выборка из нескольких таблиц</text:span></text:p>
      <text:p text:style-name="P229"/>
      <text:p text:style-name="P273"><text:span text:style-name="T245">Методы QuerySet (</text:span><text:span text:style-name="T246">результат</text:span><text:span text:style-name="T245">)</text:span></text:p>
      <text:p text:style-name="P272"><text:span text:style-name="T245">c</text:span><text:span text:style-name="T244">reate –</text:span><text:span text:style-name="T247"> создание нового объекта</text:span></text:p>
      <text:p text:style-name="P272"><text:span text:style-name="T244">update</text:span><text:span text:style-name="T247"> – обновление всех подходящих объектов</text:span></text:p>
      <text:p text:style-name="P272"><text:span text:style-name="T244">delete</text:span><text:span text:style-name="T247"> – удаление всех подходящих объектов</text:span></text:p>
      <text:p text:style-name="P272"><text:span text:style-name="T244">get_or_create</text:span><text:span text:style-name="T247"> – выборка объекта или его создание</text:span></text:p>
      <text:p text:style-name="P272"><text:span text:style-name="T244">count</text:span><text:span text:style-name="T247"> – выборка колличества COUNT(*)</text:span></text:p>
      <text:p text:style-name="P259"><text:soft-page-break/></text:p>
      <text:p text:style-name="P265"><text:span text:style-name="T75">С</text:span><text:span text:style-name="T74">интаксис условий в QuerySet</text:span></text:p>
      <text:p text:style-name="P268"><text:span text:style-name="T76">В методах </text:span><text:span text:style-name="T77">filter</text:span><text:span text:style-name="T76"> и </text:span><text:span text:style-name="T77">exclude</text:span><text:span text:style-name="T76">:</text:span></text:p>
      <text:p text:style-name="P268"><text:span text:style-name="T77">field = value</text:span><text:span text:style-name="T76"> – точное совпадение</text:span></text:p>
      <text:p text:style-name="P268"><text:span text:style-name="T77">field__contains</text:span><text:span text:style-name="T76"> = value – суффикс оператора LIKE</text:span></text:p>
      <text:p text:style-name="P238">field__isnull, field__gt, field_lte</text:p>
      <text:p text:style-name="P268"><text:span text:style-name="T77">relation__field = value</text:span><text:span text:style-name="T76"> – условие по связанной таблице</text:span></text:p>
      <text:p text:style-name="P238">category__title__contains = ‘Perl’</text:p>
      <text:p text:style-name="P268"><text:span text:style-name="T76">Название полей и таблиц не могут содержать </text:span><text:span text:style-name="T77">__</text:span><text:span text:style-name="T76">!</text:span></text:p>
      <text:p text:style-name="P260"/>
      <text:p text:style-name="P260"/>
      <text:p text:style-name="P255">Свой ModelManager</text:p>
      <text:p text:style-name="P159"/>
      <text:p text:style-name="P271"><text:span text:style-name="T220">class </text:span><text:span text:style-name="T78">PostManager</text:span><text:span text:style-name="T256">(models.Manager):</text:span><text:line-break/><text:span text:style-name="T256"> <text:s text:c="3"/></text:span><text:span text:style-name="T221">def </text:span><text:span text:style-name="T78">best_posts</text:span><text:span text:style-name="T256">(</text:span><text:span text:style-name="T156">self</text:span><text:span text:style-name="T256">):</text:span><text:line-break/><text:span text:style-name="T256"> <text:s text:c="7"/></text:span><text:span text:style-name="T221">return </text:span><text:span text:style-name="T156">self</text:span><text:span text:style-name="T256">.filter(</text:span><text:span text:style-name="T122">rating__gt</text:span><text:span text:style-name="T256">=</text:span><text:span text:style-name="T298">50</text:span><text:span text:style-name="T256">)</text:span><text:line-break/><text:span text:style-name="T256"> <text:s text:c="3"/></text:span><text:line-break/><text:span text:style-name="T256"> <text:s text:c="3"/></text:span><text:span text:style-name="T221">def </text:span><text:span text:style-name="T78">published</text:span><text:span text:style-name="T256">(</text:span><text:span text:style-name="T156">self</text:span><text:span text:style-name="T256">):</text:span><text:line-break/><text:span text:style-name="T256"> <text:s text:c="7"/></text:span><text:span text:style-name="T221">return </text:span><text:span text:style-name="T156">self</text:span><text:span text:style-name="T256">.filter(</text:span><text:span text:style-name="T122">published</text:span><text:span text:style-name="T256">=</text:span><text:span text:style-name="T221">True</text:span><text:span text:style-name="T256">)</text:span><text:line-break/><text:span text:style-name="T256"> <text:s text:c="3"/></text:span><text:line-break/><text:span text:style-name="T256"> <text:s text:c="3"/></text:span><text:span text:style-name="T221">def </text:span><text:span text:style-name="T78">create_draft</text:span><text:span text:style-name="T256">(</text:span><text:span text:style-name="T156">self</text:span><text:span text:style-name="T256">, **kwargs):</text:span><text:line-break/><text:span text:style-name="T256"> <text:s text:c="7"/>kwargs[</text:span><text:span text:style-name="T113">'draft'</text:span><text:span text:style-name="T256">] = </text:span><text:span text:style-name="T221">True</text:span><text:line-break/><text:span text:style-name="T221"> <text:s text:c="7"/>return </text:span><text:span text:style-name="T156">self</text:span><text:span text:style-name="T256">.create(**kwargs)</text:span><text:line-break/><text:span text:style-name="T256"> <text:s text:c="3"/></text:span><text:line-break/><text:span text:style-name="T221">class </text:span><text:span text:style-name="T78">Post</text:span><text:span text:style-name="T256">(models.Model):</text:span><text:line-break/><text:span text:style-name="T256"> <text:s text:c="3"/>title = models.CharField()</text:span><text:line-break/><text:span text:style-name="T256"> <text:s text:c="3"/>objects = PostManager()</text:span></text:p>
      <text:p text:style-name="P230"/>
      <text:p text:style-name="P230"/>
      <text:p text:style-name="P252">Валидация данных</text:p>
      <text:p text:style-name="P252"/>
      <text:list xml:id="list2063078892" text:style-name="L8">
        <text:list-item>
          <text:p text:style-name="P290">По типу поля, например EmailField</text:p>
        </text:list-item>
        <text:list-item>
          <text:p text:style-name="P290">clean_xxx – доп. проверка поля xxx, может изменить значение</text:p>
        </text:list-item>
        <text:list-item>
          <text:p text:style-name="P290">clean – доп. проверка всех полей формы</text:p>
        </text:list-item>
      </text:list>
      <text:p text:style-name="P231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31"/>
      <text:p text:style-name="P231">Использование во view:</text:p>
      <text:p text:style-name="P231"><text:span text:style-name="T217">def </text:span><text:span text:style-name="T307">post_add</text:span><text:span text:style-name="T249">(request):</text:span><text:line-break/><text:span text:style-name="T249"> <text:s text:c="3"/></text:span><text:span text:style-name="T217">if </text:span><text:span text:style-name="T249">request.method == </text:span><text:span text:style-name="T114">'POST'</text:span><text:span text:style-name="T249">:</text:span><text:line-break/><text:span text:style-name="T249"> <text:s text:c="7"/>form = AddPostForm(request.POST)</text:span><text:line-break/><text:span text:style-name="T249"> <text:s text:c="7"/></text:span><text:span text:style-name="T217">if </text:span><text:span text:style-name="T249">form.is_valid(): </text:span><text:span text:style-name="T284"># Field, clean_xxx, clean</text:span><text:line-break/><text:span text:style-name="T284"> <text:s text:c="11"/></text:span><text:span text:style-name="T249">post = form.save()</text:span><text:line-break/><text:span text:style-name="T249"> <text:s text:c="11"/>url = post.get_url()</text:span><text:line-break/><text:span text:style-name="T249"> <text:s text:c="11"/></text:span><text:span text:style-name="T217">return </text:span><text:span text:style-name="T249">HttpResponseRedirect(url)</text:span><text:line-break/><text:soft-page-break/><text:span text:style-name="T249"> <text:s text:c="3"/></text:span><text:span text:style-name="T217">else</text:span><text:span text:style-name="T249">:</text:span><text:line-break/><text:span text:style-name="T249"> <text:s text:c="7"/></text:span><text:span text:style-name="T130">form </text:span><text:span text:style-name="T249">= AddPostForm()</text:span><text:line-break/><text:span text:style-name="T249"> <text:s text:c="3"/></text:span><text:span text:style-name="T217">return </text:span><text:span text:style-name="T249">render(request, </text:span><text:span text:style-name="T114">'blog/post_add.html' </text:span><text:span text:style-name="T249">{</text:span><text:line-break/><text:span text:style-name="T249"> <text:s text:c="7"/></text:span><text:span text:style-name="T114">'form'</text:span><text:span text:style-name="T249">: form</text:span><text:line-break/><text:span text:style-name="T249"> <text:s text:c="3"/>})</text:span></text:p>
      <text:p text:style-name="P253">Запрет на изменение значения</text:p>
      <text:p text:style-name="P253"/>
      <text:p text:style-name="P239">Запретить изменение поля на уровне шаблона</text:p>
      <text:p text:style-name="P233"><text:line-break/><text:span text:style-name="T249">{% for field in form %}</text:span><text:line-break/> <text:s text:c="3"/><text:span text:style-name="T249">{% if field.name == 'name' %}</text:span><text:line-break/> <text:s text:c="7"/><text:span text:style-name="T249">&lt;</text:span><text:span text:style-name="T217">input </text:span><text:span text:style-name="T304">type</text:span><text:span text:style-name="T306">="text" </text:span><text:span text:style-name="T304">value</text:span><text:span text:style-name="T306">="{{ field.value }}" </text:span><text:span text:style-name="T304">disabled</text:span><text:span text:style-name="T249">&gt;</text:span><text:line-break/> <text:s text:c="7"/><text:span text:style-name="T249">&lt;</text:span><text:span text:style-name="T217">input </text:span><text:span text:style-name="T304">type</text:span><text:span text:style-name="T306">="hidden" </text:span><text:span text:style-name="T304">name</text:span><text:span text:style-name="T306">="name" </text:span><text:span text:style-name="T304">value</text:span><text:span text:style-name="T306">="{{ field.value }}" </text:span><text:span text:style-name="T304">required id</text:span><text:span text:style-name="T306">="id_name"</text:span><text:span text:style-name="T249">&gt;</text:span></text:p>
      <text:p text:style-name="P233"><text:span text:style-name="T249"><text:s text:c="4"/>{% else %}</text:span><text:line-break/> <text:s text:c="7"/><text:span text:style-name="T249">{{ field }}</text:span><text:line-break/> <text:s text:c="3"/><text:span text:style-name="T249">{% endif %}</text:span></text:p>
      <text:p text:style-name="P198"/>
      <text:p text:style-name="P241"><text:span text:style-name="T255">d</text:span><text:span text:style-name="T254">isabled - б</text:span><text:span text:style-name="T316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40"><text:span text:style-name="T255">required - у</text:span><text:span text:style-name="T315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98"/>
      <text:p text:style-name="P232"/>
      <text:p text:style-name="P239">Запретить изменение поля на уровне формы</text:p>
      <text:p text:style-name="P205"><text:span text:style-name="T219">class </text:span><text:span text:style-name="T79">DataCollectTerminalUpdateForm</text:span><text:span text:style-name="T258">(forms.ModelForm):</text:span><text:line-break/><text:span text:style-name="T258"> <text:s text:c="3"/>name = forms.CharField(</text:span><text:span text:style-name="T121">label</text:span><text:span text:style-name="T258">=</text:span><text:span text:style-name="T112">'Наименование'</text:span><text:span text:style-name="T258">, </text:span><text:span text:style-name="T121">disabled</text:span><text:span text:style-name="T258">=</text:span><text:span text:style-name="T222">True</text:span><text:span text:style-name="T258">)</text:span><text:line-break/><text:line-break/><text:span text:style-name="T258"> <text:s text:c="3"/></text:span><text:span text:style-name="T222">class </text:span><text:span text:style-name="T79">Meta</text:span><text:span text:style-name="T258">:</text:span><text:line-break/><text:span text:style-name="T258"> <text:s text:c="7"/>model = DataCollectTerminal</text:span><text:line-break/><text:span text:style-name="T258"> <text:s text:c="7"/>fields = [</text:span><text:span text:style-name="T112">'name'</text:span><text:span text:style-name="T258">, </text:span><text:span text:style-name="T112">'model'</text:span><text:span text:style-name="T258">, </text:span><text:span text:style-name="T112">'serial_number'</text:span><text:span text:style-name="T258">, </text:span><text:span text:style-name="T112">'mac_address'</text:span><text:span text:style-name="T258">, </text:span><text:span text:style-name="T112">'user'</text:span><text:span text:style-name="T258">,</text:span><text:line-break/><text:span text:style-name="T258"> <text:s text:c="17"/></text:span><text:span text:style-name="T112">'accumulator'</text:span><text:span text:style-name="T258">, </text:span><text:span text:style-name="T112">'debited'</text:span><text:span text:style-name="T258">, </text:span><text:span text:style-name="T112">'repair'</text:span><text:span text:style-name="T258">, </text:span><text:span text:style-name="T112">'remark'</text:span><text:span text:style-name="T258">]</text:span></text:p>
      <text:p text:style-name="P239"/>
      <text:p text:style-name="P243"/>
      <text:p text:style-name="P243"/>
      <text:p text:style-name="P243"/>
      <text:p text:style-name="P243"/>
      <text:p text:style-name="P243"/>
      <text:p text:style-name="P243"/>
      <text:p text:style-name="P243">Интеграция wysiwyg редактора с Django</text:p>
      <text:p text:style-name="P258"/>
      <text:p text:style-name="P164"><text:span text:style-name="T188">1. </text:span><text:span text:style-name="T314">django-ckeditor</text:span></text:p>
      <text:p text:style-name="P164"><text:a xlink:type="simple" xlink:href="https://github.com/django-ckeditor/django-ckeditor" text:style-name="Internet_20_link" text:visited-style-name="Visited_20_Internet_20_Link"><text:span text:style-name="T314">https://github.com/django-ckeditor/django-ckeditor</text:span></text:a></text:p>
      <text:p text:style-name="P167"/>
      <text:p text:style-name="P167"><text:soft-page-break/>2. django-tinymce</text:p>
      <text:p text:style-name="P164"><text:a xlink:type="simple" xlink:href="https://github.com/jazzband/django-tinymce" text:style-name="Internet_20_link" text:visited-style-name="Visited_20_Internet_20_Link"><text:span text:style-name="T314">https://github.com/jazzband/django-tinymce</text:span></text:a></text:p>
      <text:p text:style-name="P167"/>
      <text:p text:style-name="P167">3. django-summernote</text:p>
      <text:p text:style-name="P164"><text:a xlink:type="simple" xlink:href="https://github.com/summernote/django-summernote" text:style-name="Internet_20_link" text:visited-style-name="Visited_20_Internet_20_Link"><text:span text:style-name="T314">https://github.com/summernote/django-summernote</text:span></text:a></text:p>
      <text:p text:style-name="P167"/>
      <text:p text:style-name="P167">4. django-markitup</text:p>
      <text:p text:style-name="P164"><text:a xlink:type="simple" xlink:href="https://pypi.org/project/django-markitup/" text:style-name="Internet_20_link" text:visited-style-name="Visited_20_Internet_20_Link"><text:span text:style-name="T314">https://pypi.org/project/django-markitup/</text:span></text:a></text:p>
      <text:p text:style-name="P167"/>
      <text:p text:style-name="P167"/>
      <text:p text:style-name="P167">Ссылки:</text:p>
      <text:list xml:id="list681184186" text:style-name="L9">
        <text:list-item>
          <text:p text:style-name="P291"><text:a xlink:type="simple" xlink:href="https://habr.com/ru/company/htdt/blog/202782/" text:style-name="Internet_20_link" text:visited-style-name="Visited_20_Internet_20_Link"><text:span text:style-name="T312">https://habr.com/ru/company/htdt/blog/202782/</text:span></text:a></text:p>
        </text:list-item>
      </text:list>
      <text:p text:style-name="P279"/>
      <text:p text:style-name="P279"/>
      <text:p text:style-name="P279"/>
      <text:p text:style-name="P281">Выборка данных</text:p>
      <text:p text:style-name="P281"/>
      <text:p text:style-name="P282"><text:span text:style-name="T223">from </text:span><text:span text:style-name="T259">django.db.models </text:span><text:span text:style-name="T223">import </text:span><text:span text:style-name="T259">F, Value</text:span><text:line-break/><text:span text:style-name="T223">from </text:span><text:span text:style-name="T259">django.db.models.functions </text:span><text:span text:style-name="T223">import </text:span><text:span text:style-name="T259">Concat</text:span></text:p>
      <text:p text:style-name="P283"/>
      <text:p text:style-name="P168"><text:span text:style-name="T249">word = </text:span><text:span text:style-name="T114">'tsd-2 8354520800990'</text:span></text:p>
      <text:p text:style-name="P169"/>
      <text:p text:style-name="P168"><text:span text:style-name="T249">sorted_data = </text:span><text:span text:style-name="T155">cls</text:span><text:span text:style-name="T249">.objects.annotate(</text:span><text:span text:style-name="T120">full_name</text:span><text:span text:style-name="T249">=Concat(F(</text:span><text:span text:style-name="T114">'slug'</text:span><text:span text:style-name="T249">), Value(</text:span><text:span text:style-name="T114">' '</text:span><text:span text:style-name="T249">), F(</text:span><text:span text:style-name="T114">'serial_number'</text:span><text:span text:style-name="T249">))).filter(</text:span><text:span text:style-name="T120">full_name__icontains</text:span><text:span text:style-name="T249">=word)</text:span></text:p>
      <text:p text:style-name="P170"/>
      <text:p text:style-name="P168"><text:span text:style-name="T249"># Сырой запрос<text:line-break/>sorted_data</text:span><text:span text:style-name="T130"> </text:span><text:span text:style-name="T249">= </text:span><text:span text:style-name="T155">cls</text:span><text:span text:style-name="T249">.objects.raw(</text:span><text:span text:style-name="T114">"SELECT * FROM dct_datacollectterminal WHERE CONCAT(slug, ' ', serial_number) LIKE %s"</text:span><text:span text:style-name="T249">, [word])</text:span></text:p>
      <text:p text:style-name="P2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05-20T07:59:27.083235128</dc:date>
    <meta:editing-cycles>177</meta:editing-cycles>
    <meta:editing-duration>P1DT8H30M51S</meta:editing-duration>
    <meta:document-statistic meta:table-count="4" meta:image-count="7" meta:object-count="0" meta:page-count="41" meta:paragraph-count="597" meta:word-count="6104" meta:character-count="54566" meta:non-whitespace-character-count="46177"/>
    <meta:template xlink:type="simple" xlink:actuate="onRequest" xlink:title="" xlink:href="Normal.dotm"/>
  </office:meta>
</office:document-meta>
</file>